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116.19mm"/>
    </style:style>
    <style:style style:name="co5" style:family="table-column">
      <style:table-column-properties fo:break-before="auto" style:column-width="5.43mm"/>
    </style:style>
    <style:style style:name="co6" style:family="table-column">
      <style:table-column-properties fo:break-before="auto" style:column-width="39.33mm"/>
    </style:style>
    <style:style style:name="co7" style:family="table-column">
      <style:table-column-properties fo:break-before="auto" style:column-width="25.4mm"/>
    </style:style>
    <style:style style:name="co8" style:family="table-column">
      <style:table-column-properties fo:break-before="auto" style:column-width="4.53mm"/>
    </style:style>
    <style:style style:name="co9" style:family="table-column">
      <style:table-column-properties fo:break-before="auto" style:column-width="39.02mm"/>
    </style:style>
    <style:style style:name="co10" style:family="table-column">
      <style:table-column-properties fo:break-before="auto" style:column-width="8.77mm"/>
    </style:style>
    <style:style style:name="co11" style:family="table-column">
      <style:table-column-properties fo:break-before="auto" style:column-width="3.32mm"/>
    </style:style>
    <style:style style:name="co12" style:family="table-column">
      <style:table-column-properties fo:break-before="auto" style:column-width="23.6mm"/>
    </style:style>
    <style:style style:name="co13" style:family="table-column">
      <style:table-column-properties fo:break-before="auto" style:column-width="38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start" fo:margin-left="0mm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b2b2b2" style:text-align-source="fix" style:repeat-content="false"/>
      <style:paragraph-properties fo:text-align="start" fo:margin-left="0mm"/>
      <style:text-properties fo:color="#666666"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1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bold" style:font-name-complex="Lohit Devanaga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bee3d3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bee3d3"/>
      <style:text-properties style:use-window-font-color="true"/>
    </style:style>
    <style:style style:name="ce66" style:family="table-cell" style:parent-style-name="Default">
      <style:table-cell-properties fo:background-color="#bee3d3"/>
    </style:style>
    <style:style style:name="ce67" style:family="table-cell" style:parent-style-name="Default">
      <style:table-cell-properties fo:background-color="#bee3d3"/>
      <style:text-properties fo:color="#666666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mm"/>
    </style:style>
    <style:style style:name="ce1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end" fo:margin-left="0mm"/>
    </style:style>
    <style:style style:name="ce11" style:family="table-cell" style:parent-style-name="Default">
      <style:table-cell-properties fo:background-color="#bee3d3"/>
      <style:text-properties fo:font-size="12pt" style:font-size-asian="12pt" style:font-size-complex="12pt"/>
    </style:style>
    <style:style style:name="ce12" style:family="table-cell" style:parent-style-name="Default" style:data-style-name="N106">
      <style:table-cell-properties fo:background-color="#bee3d3"/>
      <style:text-properties style:use-window-font-color="true" fo:font-weight="bold" style:font-weight-asian="bold" style:font-weight-complex="bold"/>
    </style:style>
    <style:style style:name="ce13" style:family="table-cell" style:parent-style-name="Default" style:data-style-name="N106">
      <style:table-cell-properties fo:background-color="#bee3d3"/>
      <style:text-properties fo:font-weight="bold" style:font-weight-asian="bold" style:font-weight-complex="bold"/>
    </style:style>
    <style:style style:name="ce73" style:family="table-cell" style:parent-style-name="Default" style:data-style-name="N106">
      <style:table-cell-properties fo:background-color="#bee3d3"/>
      <style:text-properties fo:color="#666666" fo:font-weight="bold" style:font-weight-asian="bold" style:font-weight-complex="bold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adc5e7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adc5e7"/>
      <style:text-properties style:use-window-font-color="true"/>
    </style:style>
    <style:style style:name="ce77" style:family="table-cell" style:parent-style-name="Default">
      <style:table-cell-properties fo:background-color="#adc5e7"/>
    </style:style>
    <style:style style:name="ce78" style:family="table-cell" style:parent-style-name="Default">
      <style:table-cell-properties fo:background-color="#adc5e7"/>
      <style:text-properties fo:color="#666666"/>
    </style:style>
    <style:style style:name="ce18" style:family="table-cell" style:parent-style-name="Default">
      <style:table-cell-properties fo:background-color="#adc5e7"/>
      <style:text-properties fo:font-size="12pt" style:font-size-asian="12pt" style:font-size-complex="12pt"/>
    </style:style>
    <style:style style:name="ce19" style:family="table-cell" style:parent-style-name="Default" style:data-style-name="N106">
      <style:table-cell-properties fo:background-color="#adc5e7"/>
      <style:text-properties style:use-window-font-color="true" fo:font-weight="bold" style:font-weight-asian="bold" style:font-weight-complex="bold"/>
    </style:style>
    <style:style style:name="ce20" style:family="table-cell" style:parent-style-name="Default" style:data-style-name="N106">
      <style:table-cell-properties fo:background-color="#adc5e7"/>
      <style:text-properties fo:font-weight="bold" style:font-weight-asian="bold" style:font-weight-complex="bold"/>
    </style:style>
    <style:style style:name="ce82" style:family="table-cell" style:parent-style-name="Default" style:data-style-name="N106">
      <style:table-cell-properties fo:background-color="#adc5e7"/>
      <style:text-properties fo:color="#666666" fo:font-weight="bold" style:font-weight-asian="bold" style:font-weight-complex="bold"/>
    </style:style>
    <style:style style:name="ce83" style:family="table-cell" style:parent-style-name="Default">
      <style:table-cell-properties fo:background-color="#c7a0cb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4" style:family="table-cell" style:parent-style-name="Default">
      <style:table-cell-properties fo:background-color="#c7a0cb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c7a0cb"/>
      <style:text-properties fo:color="#666666"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1.5pt double-thin #000000" style:border-line-width-left="0.18mm 0.18mm 0.18mm" fo:border-right="1.5pt double-thin #000000" style:border-line-width-right="0.18mm 0.18mm 0.18mm" fo:border-top="1.5pt double-thin #000000" style:border-line-width-top="0.18mm 0.18mm 0.18mm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bee3d3" style:text-align-source="fix" style:repeat-content="false" fo:border-left="1.5pt double-thin #000000" style:border-line-width-left="0.18mm 0.18mm 0.18mm" fo:border-right="none" fo:border-top="none" style:vertical-align="middle"/>
      <style:paragraph-properties fo:text-align="center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b2b2b2" style:text-align-source="fix" style:repeat-content="false" fo:border-left="1.5pt double-thin #000000" style:border-line-width-left="0.18mm 0.18mm 0.18mm" fo:border-right="1.5pt double-thin #000000" style:border-line-width-right="0.18mm 0.18mm 0.18mm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bee3d3" fo:border-left="1.5pt double-thin #000000" style:border-line-width-left="0.18mm 0.18mm 0.18mm" fo:border-right="none" fo:border-top="none"/>
    </style:style>
    <style:style style:name="ce27" style:family="table-cell" style:parent-style-name="Default">
      <style:table-cell-properties fo:border-bottom="none" style:text-align-source="fix" style:repeat-content="false" fo:background-color="transparent" fo:border-left="none" fo:border-right="none" fo:border-top="1.5pt double-thin #000000" style:border-line-width-top="0.18mm 0.18mm 0.18mm" style:vertical-align="middle"/>
      <style:paragraph-properties fo:text-align="center"/>
    </style:style>
    <style:style style:name="ce28" style:family="table-cell" style:parent-style-name="Default">
      <style:table-cell-properties fo:background-color="transparent" fo:border="none"/>
    </style:style>
    <style:style style:name="ce2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text-underline-style="none"/>
    </style:style>
    <style:style style:name="ce31" style:family="table-cell" style:parent-style-name="Default">
      <style:table-cell-properties fo:background-color="transparent" fo:border="none"/>
      <style:text-properties style:text-underline-style="none"/>
    </style:style>
    <style:style style:name="ce32" style:family="table-cell" style:parent-style-name="Default">
      <style:table-cell-properties fo:border-bottom="none" fo:border-left="none" fo:border-right="none" fo:border-top="1.5pt double-thin #000000" style:border-line-width-top="0.18mm 0.18mm 0.18mm"/>
      <style:text-properties fo:font-size="11pt" style:font-size-asian="11pt" style:font-size-complex="11pt"/>
    </style:style>
    <style:style style:name="ce33" style:family="table-cell" style:parent-style-name="Default">
      <style:table-cell-properties fo:border-bottom="none" fo:background-color="transparent" fo:border-left="none" fo:border-right="none" fo:border-top="1.5pt double-thin #000000" style:border-line-width-top="0.18mm 0.18mm 0.18mm"/>
    </style:style>
    <style:style style:name="ce34" style:family="table-cell" style:parent-style-name="Default">
      <style:table-cell-properties fo:background-color="transparent"/>
      <style:text-properties style:text-underline-style="none"/>
    </style:style>
    <style:style style:name="ce35" style:family="table-cell" style:parent-style-name="Default">
      <style:table-cell-properties fo:border-bottom="none" fo:background-color="transparent" fo:border-left="none" fo:border-right="none" fo:border-top="1.5pt double-thin #000000" style:border-line-width-top="0.18mm 0.18mm 0.18mm"/>
      <style:text-properties fo:font-weight="bold" style:font-weight-asian="bold" style:font-weight-complex="bold"/>
    </style:style>
    <style:style style:name="ce36" style:family="table-cell" style:parent-style-name="Default" style:data-style-name="N106">
      <style:table-cell-properties fo:background-color="transparen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transparent"/>
      <style:text-properties style:text-underline-style="none" fo:font-weight="bold" style:font-weight-asian="bold" style:font-weight-complex="bold"/>
    </style:style>
    <style:style style:name="ce38" style:family="table-cell" style:parent-style-name="Default" style:data-style-name="N106">
      <style:table-cell-properties fo:background-color="transparent"/>
      <style:text-properties style:text-underline-style="none" fo:font-weight="bold" style:font-weight-asian="bold" style:font-weight-complex="bold"/>
    </style:style>
    <style:style style:name="ce39" style:family="table-cell" style:parent-style-name="Default" style:data-style-name="N106">
      <style:table-cell-properties fo:background-color="transparent" fo:border="none"/>
      <style:text-properties style:text-underline-style="none"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adc5e7" style:text-align-source="fix" style:repeat-content="false" fo:border-left="none" fo:border-right="1.5pt double-thin #000000" style:border-line-width-right="0.18mm 0.18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41" style:family="table-cell" style:parent-style-name="Default">
      <style:table-cell-properties fo:border-bottom="none" fo:border-left="none" fo:border-right="1.5pt double-thin #000000" style:border-line-width-right="0.18mm 0.18mm 0.18mm" fo:border-top="1.5pt double-thin #000000" style:border-line-width-top="0.18mm 0.18mm 0.18mm"/>
      <style:text-properties fo:font-size="11pt" style:font-size-asian="11pt" style:font-size-complex="11pt"/>
    </style:style>
    <style:style style:name="ce42" style:family="table-cell" style:parent-style-name="Default">
      <style:table-cell-properties fo:border-bottom="none" fo:background-color="#adc5e7" fo:border-left="none" fo:border-right="1.5pt double-thin #000000" style:border-line-width-right="0.18mm 0.18mm 0.18mm" fo:border-top="none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none" fo:background-color="#adc5e7" fo:border-left="none" fo:border-right="1.5pt double-thin #000000" style:border-line-width-right="0.18mm 0.18mm 0.18mm" fo:border-top="none"/>
    </style:style>
    <style:style style:name="ce44" style:family="table-cell" style:parent-style-name="Default" style:data-style-name="N106">
      <style:table-cell-properties fo:border-bottom="none" fo:background-color="#adc5e7" fo:border-left="none" fo:border-right="1.5pt double-thin #000000" style:border-line-width-right="0.18mm 0.18mm 0.18mm" fo:border-top="none"/>
      <style:text-properties fo:font-weight="bold" style:font-weight-asian="bold" style:font-weight-complex="bold"/>
    </style:style>
    <style:style style:name="ce45" style:family="table-cell" style:parent-style-name="Default" style:data-style-name="N106">
      <style:table-cell-properties fo:background-color="transparent" fo:border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47" style:family="table-cell" style:parent-style-name="Default">
      <style:text-properties fo:font-size="12pt" style:font-size-asian="12pt" style:font-size-complex="12pt"/>
    </style:style>
    <style:style style:name="ce48" style:family="table-cell" style:parent-style-name="Default">
      <style:table-cell-properties fo:border-bottom="none" fo:background-color="#b2b2b2" style:text-align-source="fix" style:repeat-content="false" fo:border-left="1.5pt double-thin #000000" style:border-line-width-left="0.18mm 0.18mm 0.18mm" fo:border-right="1.5pt double-thin #000000" style:border-line-width-right="0.18mm 0.18mm 0.18mm" fo:border-top="none" style:vertical-align="middle"/>
      <style:paragraph-properties fo:text-align="center"/>
      <style:text-properties style:text-underline-style="none"/>
    </style:style>
    <style:style style:name="ce49" style:family="table-cell" style:parent-style-name="Default">
      <style:table-cell-properties fo:border-bottom="none" fo:background-color="#bee3d3" fo:border-left="1.5pt double-thin #000000" style:border-line-width-left="0.18mm 0.18mm 0.18mm" fo:border-right="none" fo:border-top="none"/>
      <style:text-properties style:text-underline-style="none"/>
    </style:style>
    <style:style style:name="ce50" style:family="table-cell" style:parent-style-name="Default">
      <style:table-cell-properties fo:border-bottom="1.5pt double-thin #000000" style:border-line-width-bottom="0.18mm 0.18mm 0.18mm" fo:background-color="#bee3d3" fo:border-left="1.5pt double-thin #000000" style:border-line-width-left="0.18mm 0.18mm 0.18mm" fo:border-right="none" fo:border-top="none"/>
      <style:text-properties style:text-underline-style="none"/>
    </style:style>
    <style:style style:name="ce51" style:family="table-cell" style:parent-style-name="Default">
      <style:table-cell-properties fo:border-bottom="1.76pt double-thin #000000" style:border-line-width-bottom="0.18mm 0.26mm 0.18mm" fo:background-color="#bee3d3" fo:border-left="none" fo:border-right="none" fo:border-top="none"/>
    </style:style>
    <style:style style:name="ce52" style:family="table-cell" style:parent-style-name="Default">
      <style:table-cell-properties fo:background-color="#bee3d3"/>
      <style:text-properties fo:font-weight="bold" style:font-weight-asian="bold" style:font-weight-complex="bold"/>
    </style:style>
    <style:style style:name="ce53" style:family="table-cell" style:parent-style-name="Default" style:data-style-name="N106">
      <style:table-cell-properties fo:border-bottom="1.76pt double-thin #000000" style:border-line-width-bottom="0.18mm 0.26mm 0.18mm" fo:background-color="#bee3d3" fo:border-left="none" fo:border-right="none" fo:border-top="none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1.5pt double-thin #000000" style:border-line-width-bottom="0.18mm 0.18mm 0.18mm" fo:background-color="#adc5e7" fo:border-left="none" fo:border-right="none" fo:border-top="none"/>
    </style:style>
    <style:style style:name="ce55" style:family="table-cell" style:parent-style-name="Default">
      <style:table-cell-properties fo:background-color="#adc5e7" fo:border="none"/>
    </style:style>
    <style:style style:name="ce56" style:family="table-cell" style:parent-style-name="Default">
      <style:table-cell-properties fo:border-bottom="1.76pt double-thin #000000" style:border-line-width-bottom="0.18mm 0.26mm 0.18mm" fo:background-color="#adc5e7" fo:border-left="none" fo:border-right="none" fo:border-top="none"/>
    </style:style>
    <style:style style:name="ce57" style:family="table-cell" style:parent-style-name="Default" style:data-style-name="N106">
      <style:table-cell-properties fo:border-bottom="none" fo:background-color="#adc5e7" fo:border-left="none" fo:border-right="1.76pt double-thin #000000" style:border-line-width-right="0.18mm 0.26mm 0.18mm" fo:border-top="non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adc5e7" fo:border-left="none" fo:border-right="1.76pt double-thin #000000" style:border-line-width-right="0.18mm 0.26mm 0.18mm" fo:border-top="none"/>
      <style:text-properties fo:font-weight="bold" style:font-weight-asian="bold" style:font-weight-complex="bold"/>
    </style:style>
    <style:style style:name="ce59" style:family="table-cell" style:parent-style-name="Default" style:data-style-name="N106">
      <style:table-cell-properties fo:border-bottom="1.76pt double-thin #000000" style:border-line-width-bottom="0.18mm 0.26mm 0.18mm" fo:background-color="#adc5e7" fo:border-left="none" fo:border-right="1.76pt double-thin #000000" style:border-line-width-right="0.18mm 0.26mm 0.18mm" fo:border-top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256.02mm" svg:height="166.5mm" svg:x="1.53mm" svg:y="58.11mm">
            <draw:object draw:notify-on-update-of-ranges="Hoja1.A3:Hoja1.A10 Hoja1.B2:Hoja1.B2 Hoja1.C3:Hoja1.C10 Hoja1.B2:Hoja1.B2 Hoja1.B2:Hoja1.B2 Hoja1.D2:Hoja1.D2 Hoja1.E3:Hoja1.E10 Hoja1.D2:Hoja1.D2 Hoja1.D2:Hoja1.D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6.05mm" svg:height="146.7mm" svg:x="1.22mm" svg:y="229.74mm">
            <draw:object draw:notify-on-update-of-ranges="Hoja1.A3:Hoja1.A10 Hoja1.F2:Hoja1.F2 Hoja1.F3:Hoja1.F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5" table:default-cell-style-name="ce28"/>
        <table:table-column table:style-name="co6" table:default-cell-style-name="ce4"/>
        <table:table-column table:style-name="co7" table:default-cell-style-name="ce36"/>
        <table:table-column table:style-name="co8" table:default-cell-style-name="ce4"/>
        <table:table-column table:style-name="co9" table:default-cell-style-name="ce4"/>
        <table:table-column table:style-name="co2" table:default-cell-style-name="ce45"/>
        <table:table-column table:style-name="co10" table:default-cell-style-name="Default"/>
        <table:table-column table:style-name="co11" table:default-cell-style-name="ce26"/>
        <table:table-column table:style-name="co9" table:default-cell-style-name="ce66"/>
        <table:table-column table:style-name="co12" table:default-cell-style-name="ce13"/>
        <table:table-column table:style-name="co11" table:default-cell-style-name="ce77"/>
        <table:table-column table:style-name="co13" table:default-cell-style-name="ce77"/>
        <table:table-column table:style-name="co2" table:default-cell-style-name="ce57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ABLA DE DATOS SIMPLIFICADA Y ORDENADA</text:p>
          </table:table-cell>
          <table:covered-table-cell table:style-name="ce5"/>
          <table:covered-table-cell table:number-columns-repeated="4"/>
          <table:table-cell/>
          <table:table-cell table:style-name="ce23" office:value-type="string" calcext:value-type="string" table:number-columns-spanned="6" table:number-rows-spanned="1">
            <text:p>TABLA DE DATOS EXTENDIDA (PROMEDIO MUESTRAS)</text:p>
          </table:table-cell>
          <table:covered-table-cell table:number-columns-repeated="4" table:style-name="ce32"/>
          <table:covered-table-cell table:style-name="ce41"/>
          <table:table-cell/>
          <table:table-cell table:style-name="ce23" office:value-type="string" calcext:value-type="string" table:number-columns-spanned="6" table:number-rows-spanned="1">
            <text:p>TABLA DE DATOS EXTENDIDA (DATOS REALES OBTENIDOS)</text:p>
          </table:table-cell>
          <table:covered-table-cell table:number-columns-repeated="4" table:style-name="ce32"/>
          <table:covered-table-cell table:style-name="ce41"/>
          <table:table-cell table:style-name="ce4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GPU</text:p>
          </table:table-cell>
          <table:covered-table-cell table:style-name="ce11"/>
          <table:table-cell table:style-name="ce15" office:value-type="string" calcext:value-type="string" table:number-columns-spanned="2" table:number-rows-spanned="1">
            <text:p>CPU</text:p>
          </table:table-cell>
          <table:covered-table-cell table:style-name="ce18"/>
          <table:table-cell table:style-name="ce83" office:value-type="string" calcext:value-type="string">
            <text:p>Ganancia</text:p>
          </table:table-cell>
          <table:table-cell/>
          <table:table-cell table:style-name="ce24" office:value-type="string" calcext:value-type="string" table:number-columns-spanned="3" table:number-rows-spanned="1">
            <text:p>GPU</text:p>
          </table:table-cell>
          <table:covered-table-cell table:number-columns-repeated="2" table:style-name="ce11"/>
          <table:table-cell table:style-name="ce40" office:value-type="string" calcext:value-type="string" table:number-columns-spanned="3" table:number-rows-spanned="1">
            <text:p>CPU</text:p>
          </table:table-cell>
          <table:covered-table-cell table:style-name="ce18"/>
          <table:covered-table-cell table:style-name="ce42"/>
          <table:table-cell table:style-name="ce47"/>
          <table:table-cell table:style-name="ce24" office:value-type="string" calcext:value-type="string" table:number-columns-spanned="3" table:number-rows-spanned="1">
            <text:p>GPU</text:p>
          </table:table-cell>
          <table:covered-table-cell table:number-columns-repeated="2" table:style-name="ce11"/>
          <table:table-cell table:style-name="ce40" office:value-type="string" calcext:value-type="string" table:number-columns-spanned="3" table:number-rows-spanned="1">
            <text:p>CPU</text:p>
          </table:table-cell>
          <table:covered-table-cell table:style-name="ce18"/>
          <table:covered-table-cell table:style-name="ce42"/>
          <table:table-cell table:style-name="ce4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7" office:value-type="string" calcext:value-type="string">
            <text:p>Tiempo total:</text:p>
          </table:table-cell>
          <table:table-cell table:style-name="ce12" table:formula="of:=[.J6]" office:value-type="float" office:value="0.0000524766666666667" calcext:value-type="float">
            <text:p>0,00005248</text:p>
          </table:table-cell>
          <table:table-cell table:style-name="ce16" office:value-type="string" calcext:value-type="string">
            <text:p>Tiempo total:</text:p>
          </table:table-cell>
          <table:table-cell table:style-name="ce19" table:formula="of:=[.M6]" office:value-type="float" office:value="0.00057417" calcext:value-type="float">
            <text:p>0,00057417</text:p>
          </table:table-cell>
          <table:table-cell table:style-name="ce84" table:formula="of:=[.E3]/[.C3]" office:value-type="float" office:value="10.9414342882551" calcext:value-type="float">
            <text:p>10,9414342882551</text:p>
          </table:table-cell>
          <table:table-cell/>
          <table:table-cell table:style-name="ce25" office:value-type="string" calcext:value-type="string" table:number-columns-spanned="6" table:number-rows-spanned="1">
            <text:p>Tamanio vector: 100</text:p>
          </table:table-cell>
          <table:covered-table-cell table:number-columns-repeated="2" table:style-name="ce66"/>
          <table:covered-table-cell table:number-columns-repeated="2" table:style-name="ce77"/>
          <table:covered-table-cell table:style-name="ce43"/>
          <table:table-cell/>
          <table:table-cell table:style-name="ce25" office:value-type="string" calcext:value-type="string" table:number-columns-spanned="6" table:number-rows-spanned="1">
            <text:p>Tamanio vector: 100</text:p>
          </table:table-cell>
          <table:covered-table-cell/>
          <table:covered-table-cell table:style-name="ce66"/>
          <table:covered-table-cell table:number-columns-repeated="2"/>
          <table:covered-table-cell table:style-name="ce43"/>
          <table:table-cell table:style-name="ce4"/>
        </table:table-row>
        <table:table-row table:style-name="ro2">
          <table:table-cell table:style-name="ce3" office:value-type="float" office:value="1025" calcext:value-type="float">
            <text:p>1025</text:p>
          </table:table-cell>
          <table:table-cell table:style-name="ce66" office:value-type="string" calcext:value-type="string">
            <text:p>Tiempo total:</text:p>
          </table:table-cell>
          <table:table-cell table:style-name="ce13" table:formula="of:=[.J26]" office:value-type="float" office:value="0.00009689" calcext:value-type="float">
            <text:p>0,00009689</text:p>
          </table:table-cell>
          <table:table-cell table:style-name="ce77" office:value-type="string" calcext:value-type="string">
            <text:p>Tiempo total:</text:p>
          </table:table-cell>
          <table:table-cell table:style-name="ce20" table:formula="of:=[.M26]" office:value-type="float" office:value="0.00222643666666667" calcext:value-type="float">
            <text:p>0,00222644</text:p>
          </table:table-cell>
          <table:table-cell table:style-name="ce84" table:formula="of:=[.E4]/[.C4]" office:value-type="float" office:value="22.979014002133" calcext:value-type="float">
            <text:p>22,979014002133</text:p>
          </table:table-cell>
          <table:table-cell/>
          <table:table-cell table:style-name="ce26"/>
          <table:table-cell table:style-name="ce66" office:value-type="string" calcext:value-type="string">
            <text:p>Tiempo ejecucion:</text:p>
          </table:table-cell>
          <table:table-cell table:style-name="ce13" table:formula="of:=AVERAGE( [.Q4];[.Q8];[.Q12] )" office:value-type="float" office:value="0.00001186" calcext:value-type="float">
            <text:p>0,00001186</text:p>
          </table:table-cell>
          <table:table-cell table:style-name="ce77"/>
          <table:table-cell table:style-name="ce77" office:value-type="string" calcext:value-type="string">
            <text:p>Tiempo ejecucion:</text:p>
          </table:table-cell>
          <table:table-cell table:style-name="ce44" table:formula="of:=AVERAGE( [.T4];[.T8];[.T12] )" office:value-type="float" office:value="0.0000407233333333333" calcext:value-type="float">
            <text:p>0,00004072</text:p>
          </table:table-cell>
          <table:table-cell table:number-columns-repeated="2"/>
          <table:table-cell office:value-type="string" calcext:value-type="string">
            <text:p>Tiempo ejecucion:</text:p>
          </table:table-cell>
          <table:table-cell office:value-type="float" office:value="0.00001127" calcext:value-type="float">
            <text:p>0,00001127</text:p>
          </table:table-cell>
          <table:table-cell/>
          <table:table-cell table:style-name="ce55" office:value-type="string" calcext:value-type="string">
            <text:p>Tiempo ejecucion:</text:p>
          </table:table-cell>
          <table:table-cell office:value-type="float" office:value="0.00005058" calcext:value-type="float">
            <text:p>0,00005058</text:p>
          </table:table-cell>
          <table:table-cell table:style-name="ce4"/>
        </table:table-row>
        <table:table-row table:style-name="ro2">
          <table:table-cell table:style-name="ce3" office:value-type="float" office:value="2048" calcext:value-type="float">
            <text:p>2048</text:p>
          </table:table-cell>
          <table:table-cell table:style-name="ce66" office:value-type="string" calcext:value-type="string">
            <text:p>Tiempo total:</text:p>
          </table:table-cell>
          <table:table-cell table:style-name="ce13" table:formula="of:=[.J30]" office:value-type="float" office:value="0.00010608" calcext:value-type="float">
            <text:p>0,00010608</text:p>
          </table:table-cell>
          <table:table-cell table:style-name="ce77" office:value-type="string" calcext:value-type="string">
            <text:p>Tiempo total:</text:p>
          </table:table-cell>
          <table:table-cell table:style-name="ce20" table:formula="of:=[.M30]" office:value-type="float" office:value="0.00484211" calcext:value-type="float">
            <text:p>0,00484211</text:p>
          </table:table-cell>
          <table:table-cell table:style-name="ce84" table:formula="of:=[.E5]/[.C5]" office:value-type="float" office:value="45.6458333333333" calcext:value-type="float">
            <text:p>45,6458333333333</text:p>
          </table:table-cell>
          <table:table-cell/>
          <table:table-cell table:style-name="ce26"/>
          <table:table-cell table:style-name="ce66" office:value-type="string" calcext:value-type="string">
            <text:p>Tiempo R/W memoria:</text:p>
          </table:table-cell>
          <table:table-cell table:style-name="ce13" table:formula="of:=AVERAGE( [.Q5];[.Q9];[.Q13] )" office:value-type="float" office:value="0.0000406166666666667" calcext:value-type="float">
            <text:p>0,00004062</text:p>
          </table:table-cell>
          <table:table-cell table:style-name="ce77"/>
          <table:table-cell table:style-name="ce77" office:value-type="string" calcext:value-type="string">
            <text:p>Tiempo R/W memoria:</text:p>
          </table:table-cell>
          <table:table-cell table:style-name="ce44" table:formula="of:=AVERAGE( [.T5];[.T9];[.T13] )" office:value-type="float" office:value="0.000533446666666667" calcext:value-type="float">
            <text:p>0,00053345</text:p>
          </table:table-cell>
          <table:table-cell table:number-columns-repeated="2"/>
          <table:table-cell office:value-type="string" calcext:value-type="string">
            <text:p>Tiempo R/W memoria:</text:p>
          </table:table-cell>
          <table:table-cell office:value-type="float" office:value="0.00004345" calcext:value-type="float">
            <text:p>0,00004345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0025771" calcext:value-type="float">
            <text:p>0,00025771</text:p>
          </table:table-cell>
          <table:table-cell table:style-name="ce4"/>
        </table:table-row>
        <table:table-row table:style-name="ro2">
          <table:table-cell table:style-name="ce3" office:value-type="float" office:value="4096" calcext:value-type="float">
            <text:p>4096</text:p>
          </table:table-cell>
          <table:table-cell table:style-name="ce66" office:value-type="string" calcext:value-type="string">
            <text:p>Tiempo total:</text:p>
          </table:table-cell>
          <table:table-cell table:style-name="ce13" table:formula="of:=[.J10]" office:value-type="float" office:value="0.00011078" calcext:value-type="float">
            <text:p>0,00011078</text:p>
          </table:table-cell>
          <table:table-cell table:style-name="ce77" office:value-type="string" calcext:value-type="string">
            <text:p>Tiempo total:</text:p>
          </table:table-cell>
          <table:table-cell table:style-name="ce20" table:formula="of:=[.M10]" office:value-type="float" office:value="0.00976522666666667" calcext:value-type="float">
            <text:p>0,00976523</text:p>
          </table:table-cell>
          <table:table-cell table:style-name="ce84" table:formula="of:=[.E6]/[.C6]" office:value-type="float" office:value="88.1497261840284" calcext:value-type="float">
            <text:p>88,1497261840284</text:p>
          </table:table-cell>
          <table:table-cell/>
          <table:table-cell table:style-name="ce26"/>
          <table:table-cell table:style-name="ce66" office:value-type="string" calcext:value-type="string">
            <text:p>Tiempo total:</text:p>
          </table:table-cell>
          <table:table-cell table:style-name="ce13" table:formula="of:=SUM( [.J4];[.J5] )" office:value-type="float" office:value="0.0000524766666666667" calcext:value-type="float">
            <text:p>0,00005248</text:p>
          </table:table-cell>
          <table:table-cell table:style-name="ce77"/>
          <table:table-cell table:style-name="ce77" office:value-type="string" calcext:value-type="string">
            <text:p>Tiempo total:</text:p>
          </table:table-cell>
          <table:table-cell table:style-name="ce44" table:formula="of:=SUM( [.M4];[.M5] )" office:value-type="float" office:value="0.00057417" calcext:value-type="float">
            <text:p>0,00057417</text:p>
          </table:table-cell>
          <table:table-cell table:number-columns-repeated="2"/>
          <table:table-cell office:value-type="string" calcext:value-type="string">
            <text:p>Tiempo total:</text:p>
          </table:table-cell>
          <table:table-cell office:value-type="float" office:value="0.00005472" calcext:value-type="float">
            <text:p>0,00005472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003083" calcext:value-type="float">
            <text:p>0,00030830</text:p>
          </table:table-cell>
          <table:table-cell table:style-name="ce4"/>
        </table:table-row>
        <table:table-row table:style-name="ro2">
          <table:table-cell table:style-name="ce3" office:value-type="float" office:value="5000" calcext:value-type="float">
            <text:p>5000</text:p>
          </table:table-cell>
          <table:table-cell table:style-name="ce66" office:value-type="string" calcext:value-type="string">
            <text:p>Tiempo total:</text:p>
          </table:table-cell>
          <table:table-cell table:style-name="ce13" table:formula="of:=[.J34]" office:value-type="float" office:value="0.000120963333333333" calcext:value-type="float">
            <text:p>0,00012096</text:p>
          </table:table-cell>
          <table:table-cell table:style-name="ce77" office:value-type="string" calcext:value-type="string">
            <text:p>Tiempo total:</text:p>
          </table:table-cell>
          <table:table-cell table:style-name="ce20" table:formula="of:=[.M34]" office:value-type="float" office:value="0.0111204066666667" calcext:value-type="float">
            <text:p>0,01112041</text:p>
          </table:table-cell>
          <table:table-cell table:style-name="ce84" table:formula="of:=[.E7]/[.C7]" office:value-type="float" office:value="91.9320455234371" calcext:value-type="float">
            <text:p>91,9320455234371</text:p>
          </table:table-cell>
          <table:table-cell/>
          <table:table-cell table:style-name="ce25" office:value-type="string" calcext:value-type="string" table:number-columns-spanned="6" table:number-rows-spanned="1">
            <text:p>Tamanio vector: 4096</text:p>
          </table:table-cell>
          <table:covered-table-cell table:style-name="ce66"/>
          <table:covered-table-cell table:style-name="ce13" table:formula="of:=AVERAGE( [.Q7];[.Q11];[.Q15] )" office:value-type="string" office:string-value="" calcext:value-type="error">
            <text:p>#¡DIV/0!</text:p>
          </table:covered-table-cell>
          <table:covered-table-cell table:style-name="ce77" office:value-type="string" calcext:value-type="string">
            <text:p>Tamanio vector: 8192</text:p>
          </table:covered-table-cell>
          <table:covered-table-cell table:style-name="ce77"/>
          <table:covered-table-cell table:style-name="ce44" table:formula="of:=AVERAGE( [.T7];[.T11];[.T15] )" office:value-type="string" office:string-value="" calcext:value-type="error">
            <text:p>#¡DIV/0!</text:p>
          </table:covered-table-cell>
          <table:table-cell/>
          <table:table-cell table:style-name="ce25" office:value-type="string" calcext:value-type="string" table:number-columns-spanned="6" table:number-rows-spanned="1">
            <text:p>Tamanio vector: 100</text:p>
          </table:table-cell>
          <table:covered-table-cell/>
          <table:covered-table-cell table:style-name="ce52"/>
          <table:covered-table-cell office:value-type="string" calcext:value-type="string">
            <text:p>Tamanio vector: 200</text:p>
          </table:covered-table-cell>
          <table:covered-table-cell/>
          <table:covered-table-cell table:style-name="ce58"/>
          <table:table-cell table:style-name="ce4"/>
        </table:table-row>
        <table:table-row table:style-name="ro2">
          <table:table-cell table:style-name="ce3" office:value-type="float" office:value="6000" calcext:value-type="float">
            <text:p>6000</text:p>
          </table:table-cell>
          <table:table-cell table:style-name="ce66" office:value-type="string" calcext:value-type="string">
            <text:p>Tiempo total:</text:p>
          </table:table-cell>
          <table:table-cell table:style-name="ce13" table:formula="of:=[.J38]" office:value-type="float" office:value="0.000150943333333333" calcext:value-type="float">
            <text:p>0,00015094</text:p>
          </table:table-cell>
          <table:table-cell table:style-name="ce77" office:value-type="string" calcext:value-type="string">
            <text:p>Tiempo total:</text:p>
          </table:table-cell>
          <table:table-cell table:style-name="ce20" table:formula="of:=[.M38]" office:value-type="float" office:value="0.01306783" calcext:value-type="float">
            <text:p>0,01306783</text:p>
          </table:table-cell>
          <table:table-cell table:style-name="ce84" table:formula="of:=[.E8]/[.C8]" office:value-type="float" office:value="86.5744098226708" calcext:value-type="float">
            <text:p>86,5744098226708</text:p>
          </table:table-cell>
          <table:table-cell/>
          <table:table-cell table:style-name="ce26"/>
          <table:table-cell table:style-name="ce66" office:value-type="string" calcext:value-type="string">
            <text:p>Tiempo ejecucion:</text:p>
          </table:table-cell>
          <table:table-cell table:style-name="ce13" table:formula="of:=AVERAGE( [.Q16];[.Q20];[.Q24] )" office:value-type="float" office:value="0.0000124933333333333" calcext:value-type="float">
            <text:p>0,00001249</text:p>
          </table:table-cell>
          <table:table-cell table:style-name="ce77"/>
          <table:table-cell table:style-name="ce77" office:value-type="string" calcext:value-type="string">
            <text:p>Tiempo ejecucion:</text:p>
          </table:table-cell>
          <table:table-cell table:style-name="ce44" table:formula="of:=AVERAGE( [.T16];[.T20];[.T24] )" office:value-type="float" office:value="0.000730746666666667" calcext:value-type="float">
            <text:p>0,00073075</text:p>
          </table:table-cell>
          <table:table-cell table:number-columns-repeated="2"/>
          <table:table-cell office:value-type="string" calcext:value-type="string">
            <text:p>Tiempo ejecucion:</text:p>
          </table:table-cell>
          <table:table-cell office:value-type="float" office:value="0.00001262" calcext:value-type="float">
            <text:p>0,00001262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003655" calcext:value-type="float">
            <text:p>0,00003655</text:p>
          </table:table-cell>
          <table:table-cell table:style-name="ce4"/>
        </table:table-row>
        <table:table-row table:style-name="ro2">
          <table:table-cell table:style-name="ce2" office:value-type="float" office:value="9000" calcext:value-type="float">
            <text:p>9000</text:p>
          </table:table-cell>
          <table:table-cell table:style-name="ce7" office:value-type="string" calcext:value-type="string">
            <text:p>Tiempo total:</text:p>
          </table:table-cell>
          <table:table-cell table:style-name="ce12" table:formula="of:=[.J42]" office:value-type="float" office:value="0.000193406666666667" calcext:value-type="float">
            <text:p>0,00019341</text:p>
          </table:table-cell>
          <table:table-cell table:style-name="ce16" office:value-type="string" calcext:value-type="string">
            <text:p>Tiempo total:</text:p>
          </table:table-cell>
          <table:table-cell table:style-name="ce19" table:formula="of:=[.M42]" office:value-type="float" office:value="0.0198862666666667" calcext:value-type="float">
            <text:p>0,01988627</text:p>
          </table:table-cell>
          <table:table-cell table:style-name="ce84" table:formula="of:=[.E9]/[.C9]" office:value-type="float" office:value="102.82099893144" calcext:value-type="float">
            <text:p>102,82099893144</text:p>
          </table:table-cell>
          <table:table-cell/>
          <table:table-cell table:style-name="ce26"/>
          <table:table-cell table:style-name="ce66" office:value-type="string" calcext:value-type="string">
            <text:p>Tiempo R/W memoria:</text:p>
          </table:table-cell>
          <table:table-cell table:style-name="ce13" table:formula="of:=AVERAGE( [.Q17];[.Q21];[.Q25] )" office:value-type="float" office:value="0.0000982866666666667" calcext:value-type="float">
            <text:p>0,00009829</text:p>
          </table:table-cell>
          <table:table-cell table:style-name="ce77"/>
          <table:table-cell table:style-name="ce77" office:value-type="string" calcext:value-type="string">
            <text:p>Tiempo R/W memoria:</text:p>
          </table:table-cell>
          <table:table-cell table:style-name="ce44" table:formula="of:=AVERAGE( [.T17];[.T21];[.T25] )" office:value-type="float" office:value="0.00903448" calcext:value-type="float">
            <text:p>0,00903448</text:p>
          </table:table-cell>
          <table:table-cell table:number-columns-repeated="2"/>
          <table:table-cell office:value-type="string" calcext:value-type="string">
            <text:p>Tiempo R/W memoria:</text:p>
          </table:table-cell>
          <table:table-cell office:value-type="float" office:value="0.00004272" calcext:value-type="float">
            <text:p>0,00004272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0024449" calcext:value-type="float">
            <text:p>0,00024449</text:p>
          </table:table-cell>
          <table:table-cell table:style-name="ce4"/>
        </table:table-row>
        <table:table-row table:style-name="ro2">
          <table:table-cell table:style-name="ce3" office:value-type="float" office:value="32768" calcext:value-type="float">
            <text:p>32768</text:p>
          </table:table-cell>
          <table:table-cell table:style-name="ce66" office:value-type="string" calcext:value-type="string">
            <text:p>Tiempo total:</text:p>
          </table:table-cell>
          <table:table-cell table:style-name="ce13" table:formula="of:=[.J14]" office:value-type="float" office:value="0.000587116666666667" calcext:value-type="float">
            <text:p>0,00058712</text:p>
          </table:table-cell>
          <table:table-cell table:style-name="ce77" office:value-type="string" calcext:value-type="string">
            <text:p>Tiempo total:</text:p>
          </table:table-cell>
          <table:table-cell table:style-name="ce20" table:formula="of:=[.M14]" office:value-type="float" office:value="0.07398976" calcext:value-type="float">
            <text:p>0,07398976</text:p>
          </table:table-cell>
          <table:table-cell table:style-name="ce84" table:formula="of:=[.E10]/[.C10]" office:value-type="float" office:value="126.022244301246" calcext:value-type="float">
            <text:p>126,022244301246</text:p>
          </table:table-cell>
          <table:table-cell/>
          <table:table-cell table:style-name="ce26"/>
          <table:table-cell table:style-name="ce66" office:value-type="string" calcext:value-type="string">
            <text:p>Tiempo total:</text:p>
          </table:table-cell>
          <table:table-cell table:style-name="ce13" table:formula="of:=SUM( [.J8];[.J9] )" office:value-type="float" office:value="0.00011078" calcext:value-type="float">
            <text:p>0,00011078</text:p>
          </table:table-cell>
          <table:table-cell table:style-name="ce77"/>
          <table:table-cell table:style-name="ce77" office:value-type="string" calcext:value-type="string">
            <text:p>Tiempo total:</text:p>
          </table:table-cell>
          <table:table-cell table:style-name="ce44" table:formula="of:=SUM( [.M8];[.M9] )" office:value-type="float" office:value="0.00976522666666667" calcext:value-type="float">
            <text:p>0,00976523</text:p>
          </table:table-cell>
          <table:table-cell table:number-columns-repeated="2"/>
          <table:table-cell office:value-type="string" calcext:value-type="string">
            <text:p>Tiempo total:</text:p>
          </table:table-cell>
          <table:table-cell office:value-type="float" office:value="0.00005533" calcext:value-type="float">
            <text:p>0,00005533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0028104" calcext:value-type="float">
            <text:p>0,00028104</text:p>
          </table:table-cell>
          <table:table-cell table:style-name="ce4"/>
        </table:table-row>
        <table:table-row table:style-name="ro2">
          <table:table-cell table:style-name="ce61" office:value-type="float" office:value="100" calcext:value-type="float">
            <text:p>100</text:p>
          </table:table-cell>
          <table:table-cell table:style-name="ce67" office:value-type="string" calcext:value-type="string">
            <text:p>Tiempo total:</text:p>
          </table:table-cell>
          <table:table-cell table:style-name="ce73" table:formula="of:=[.J18]" office:value-type="float" office:value="0.00005527" calcext:value-type="float">
            <text:p>0,00005527</text:p>
          </table:table-cell>
          <table:table-cell table:style-name="ce78" office:value-type="string" calcext:value-type="string">
            <text:p>Tiempo total:</text:p>
          </table:table-cell>
          <table:table-cell table:style-name="ce82" table:formula="of:=[.M18]" office:value-type="float" office:value="0.000547753333333333" calcext:value-type="float">
            <text:p>0,00054775</text:p>
          </table:table-cell>
          <table:table-cell table:style-name="ce85" table:formula="of:=[.E11]/[.C11]" office:value-type="float" office:value="9.910499969845" calcext:value-type="float">
            <text:p>9,910499969845</text:p>
          </table:table-cell>
          <table:table-cell/>
          <table:table-cell table:style-name="ce25" office:value-type="string" calcext:value-type="string" table:number-columns-spanned="6" table:number-rows-spanned="1">
            <text:p>Tamanio vector: 32768</text:p>
          </table:table-cell>
          <table:covered-table-cell table:style-name="ce66"/>
          <table:covered-table-cell table:style-name="ce13" table:formula="of:=AVERAGE( [.Q11];[.Q15];[.Q19] )" office:value-type="string" office:string-value="" calcext:value-type="error">
            <text:p>#¡DIV/0!</text:p>
          </table:covered-table-cell>
          <table:covered-table-cell table:style-name="ce77" office:value-type="string" calcext:value-type="string">
            <text:p>Tamanio vector: 65536</text:p>
          </table:covered-table-cell>
          <table:covered-table-cell table:style-name="ce77"/>
          <table:covered-table-cell table:style-name="ce44" table:formula="of:=AVERAGE( [.T11];[.T15];[.T19] )" office:value-type="string" office:string-value="" calcext:value-type="error">
            <text:p>#¡DIV/0!</text:p>
          </table:covered-table-cell>
          <table:table-cell/>
          <table:table-cell table:style-name="ce25" office:value-type="string" calcext:value-type="string" table:number-columns-spanned="6" table:number-rows-spanned="1">
            <text:p>Tamanio vector: 100</text:p>
          </table:table-cell>
          <table:covered-table-cell/>
          <table:covered-table-cell table:style-name="ce52"/>
          <table:covered-table-cell office:value-type="string" calcext:value-type="string">
            <text:p>Tamanio vector: 200</text:p>
          </table:covered-table-cell>
          <table:covered-table-cell/>
          <table:covered-table-cell table:style-name="ce58"/>
          <table:table-cell table:style-name="ce4"/>
        </table:table-row>
        <table:table-row table:style-name="ro2">
          <table:table-cell table:style-name="ce61" office:value-type="float" office:value="9000" calcext:value-type="float">
            <text:p>9000</text:p>
          </table:table-cell>
          <table:table-cell table:style-name="ce67" office:value-type="string" calcext:value-type="string">
            <text:p>Tiempo total:</text:p>
          </table:table-cell>
          <table:table-cell table:style-name="ce73" table:formula="of:=[.J22]" office:value-type="float" office:value="0.000203606666666667" calcext:value-type="float">
            <text:p>0,00020361</text:p>
          </table:table-cell>
          <table:table-cell table:style-name="ce78" office:value-type="string" calcext:value-type="string">
            <text:p>Tiempo total:</text:p>
          </table:table-cell>
          <table:table-cell table:style-name="ce82" table:formula="of:=[.M22]" office:value-type="float" office:value="0.02159724" calcext:value-type="float">
            <text:p>0,02159724</text:p>
          </table:table-cell>
          <table:table-cell table:style-name="ce85" table:formula="of:=[.E12]/[.C12]" office:value-type="float" office:value="106.073344029338" calcext:value-type="float">
            <text:p>106,073344029338</text:p>
          </table:table-cell>
          <table:table-cell/>
          <table:table-cell table:style-name="ce26"/>
          <table:table-cell table:style-name="ce66" office:value-type="string" calcext:value-type="string">
            <text:p>Tiempo ejecucion:</text:p>
          </table:table-cell>
          <table:table-cell table:style-name="ce13" table:formula="of:=AVERAGE( [.Q28];[.Q32];[.Q36] )" office:value-type="float" office:value="0.0000128666666666667" calcext:value-type="float">
            <text:p>0,00001287</text:p>
          </table:table-cell>
          <table:table-cell table:style-name="ce77"/>
          <table:table-cell table:style-name="ce77" office:value-type="string" calcext:value-type="string">
            <text:p>Tiempo ejecucion:</text:p>
          </table:table-cell>
          <table:table-cell table:style-name="ce44" table:formula="of:=AVERAGE( [.T28];[.T32];[.T36] )" office:value-type="float" office:value="0.00526379" calcext:value-type="float">
            <text:p>0,00526379</text:p>
          </table:table-cell>
          <table:table-cell table:number-columns-repeated="2"/>
          <table:table-cell office:value-type="string" calcext:value-type="string">
            <text:p>Tiempo ejecucion:</text:p>
          </table:table-cell>
          <table:table-cell office:value-type="float" office:value="0.00001169" calcext:value-type="float">
            <text:p>0,00001169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003504" calcext:value-type="float">
            <text:p>0,00003504</text:p>
          </table:table-cell>
          <table:table-cell table:style-name="ce4"/>
        </table:table-row>
        <table:table-row table:style-name="ro2">
          <table:table-cell table:number-columns-repeated="7"/>
          <table:table-cell table:style-name="ce26"/>
          <table:table-cell table:style-name="ce66" office:value-type="string" calcext:value-type="string">
            <text:p>Tiempo R/W memoria:</text:p>
          </table:table-cell>
          <table:table-cell table:style-name="ce13" table:formula="of:=AVERAGE( [.Q29];[.Q33];[.Q37] )" office:value-type="float" office:value="0.00057425" calcext:value-type="float">
            <text:p>0,00057425</text:p>
          </table:table-cell>
          <table:table-cell table:style-name="ce77"/>
          <table:table-cell table:style-name="ce77" office:value-type="string" calcext:value-type="string">
            <text:p>Tiempo R/W memoria:</text:p>
          </table:table-cell>
          <table:table-cell table:style-name="ce44" table:formula="of:=AVERAGE( [.T29];[.T33];[.T37] )" office:value-type="float" office:value="0.06872597" calcext:value-type="float">
            <text:p>0,06872597</text:p>
          </table:table-cell>
          <table:table-cell table:number-columns-repeated="2"/>
          <table:table-cell office:value-type="string" calcext:value-type="string">
            <text:p>Tiempo R/W memoria:</text:p>
          </table:table-cell>
          <table:table-cell office:value-type="float" office:value="0.00003568" calcext:value-type="float">
            <text:p>0,00003568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0109814" calcext:value-type="float">
            <text:p>0,00109814</text:p>
          </table:table-cell>
          <table:table-cell table:style-name="ce4"/>
        </table:table-row>
        <table:table-row table:style-name="ro2">
          <table:table-cell table:style-name="ce4" table:number-columns-repeated="7"/>
          <table:table-cell table:style-name="ce26"/>
          <table:table-cell table:style-name="ce66" office:value-type="string" calcext:value-type="string">
            <text:p>Tiempo total:</text:p>
          </table:table-cell>
          <table:table-cell table:style-name="ce13" table:formula="of:=SUM( [.J12];[.J13] )" office:value-type="float" office:value="0.000587116666666667" calcext:value-type="float">
            <text:p>0,00058712</text:p>
          </table:table-cell>
          <table:table-cell table:style-name="ce77"/>
          <table:table-cell table:style-name="ce77" office:value-type="string" calcext:value-type="string">
            <text:p>Tiempo total:</text:p>
          </table:table-cell>
          <table:table-cell table:style-name="ce44" table:formula="of:=SUM( [.M12];[.M13] )" office:value-type="float" office:value="0.07398976" calcext:value-type="float">
            <text:p>0,07398976</text:p>
          </table:table-cell>
          <table:table-cell table:number-columns-repeated="2"/>
          <table:table-cell office:value-type="string" calcext:value-type="string">
            <text:p>Tiempo total:</text:p>
          </table:table-cell>
          <table:table-cell office:value-type="float" office:value="0.00004737" calcext:value-type="float">
            <text:p>0,00004737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0113318" calcext:value-type="float">
            <text:p>0,00113318</text:p>
          </table:table-cell>
          <table:table-cell table:style-name="ce4"/>
        </table:table-row>
        <table:table-row table:style-name="ro2">
          <table:table-cell table:style-name="ce4"/>
          <table:table-cell table:style-name="ce9"/>
          <table:table-cell table:style-name="ce14"/>
          <table:table-cell table:style-name="ce4" table:number-columns-repeated="4"/>
          <table:table-cell table:style-name="ce25" office:value-type="string" calcext:value-type="string" table:number-columns-spanned="6" table:number-rows-spanned="1">
            <text:p>Tamanio vector: 100</text:p>
          </table:table-cell>
          <table:covered-table-cell table:style-name="ce66"/>
          <table:covered-table-cell table:style-name="ce13" table:formula="of:=AVERAGE( [.Q15];[.Q19];[.Q23] )" office:value-type="string" office:string-value="" calcext:value-type="error">
            <text:p>#¡DIV/0!</text:p>
          </table:covered-table-cell>
          <table:covered-table-cell table:style-name="ce77" office:value-type="string" calcext:value-type="string">
            <text:p>Tamanio vector: 200</text:p>
          </table:covered-table-cell>
          <table:covered-table-cell table:style-name="ce77"/>
          <table:covered-table-cell table:style-name="ce44" table:formula="of:=AVERAGE( [.T15];[.T19];[.T23] )" office:value-type="string" office:string-value="" calcext:value-type="error">
            <text:p>#¡DIV/0!</text:p>
          </table:covered-table-cell>
          <table:table-cell/>
          <table:table-cell table:style-name="ce25" office:value-type="string" calcext:value-type="string" table:number-columns-spanned="6" table:number-rows-spanned="1">
            <text:p>Tamanio vector: 4096</text:p>
          </table:table-cell>
          <table:covered-table-cell/>
          <table:covered-table-cell table:style-name="ce52"/>
          <table:covered-table-cell office:value-type="string" calcext:value-type="string">
            <text:p>Tamanio vector: 8192</text:p>
          </table:covered-table-cell>
          <table:covered-table-cell/>
          <table:covered-table-cell table:style-name="ce58"/>
          <table:table-cell table:style-name="ce4"/>
        </table:table-row>
        <table:table-row table:style-name="ro2">
          <table:table-cell table:style-name="ce4" table:number-columns-repeated="7"/>
          <table:table-cell table:style-name="ce26"/>
          <table:table-cell table:style-name="ce66" office:value-type="string" calcext:value-type="string">
            <text:p>Tiempo ejecucion:</text:p>
          </table:table-cell>
          <table:table-cell table:style-name="ce13" table:formula="of:=AVERAGE( [.Q40];[.Q44];[.Q48] )" office:value-type="float" office:value="0.0000116133333333333" calcext:value-type="float">
            <text:p>0,00001161</text:p>
          </table:table-cell>
          <table:table-cell table:style-name="ce77"/>
          <table:table-cell table:style-name="ce77" office:value-type="string" calcext:value-type="string">
            <text:p>Tiempo ejecucion:</text:p>
          </table:table-cell>
          <table:table-cell table:style-name="ce44" table:formula="of:=AVERAGE( [.T40];[.T44];[.T48] )" office:value-type="float" office:value="0.00005372" calcext:value-type="float">
            <text:p>0,00005372</text:p>
          </table:table-cell>
          <table:table-cell table:number-columns-repeated="2"/>
          <table:table-cell office:value-type="string" calcext:value-type="string">
            <text:p>Tiempo ejecucion:</text:p>
          </table:table-cell>
          <table:table-cell office:value-type="float" office:value="0.00001226" calcext:value-type="float">
            <text:p>0,00001226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063778" calcext:value-type="float">
            <text:p>0,00063778</text:p>
          </table:table-cell>
          <table:table-cell table:style-name="ce4"/>
        </table:table-row>
        <table:table-row table:style-name="ro2">
          <table:table-cell table:style-name="ce4"/>
          <table:table-cell table:style-name="ce9"/>
          <table:table-cell table:style-name="ce14"/>
          <table:table-cell table:style-name="ce4" table:number-columns-repeated="4"/>
          <table:table-cell table:style-name="ce26"/>
          <table:table-cell table:style-name="ce66" office:value-type="string" calcext:value-type="string">
            <text:p>Tiempo R/W memoria:</text:p>
          </table:table-cell>
          <table:table-cell table:style-name="ce13" table:formula="of:=AVERAGE( [.Q41];[.Q45];[.Q49] )" office:value-type="float" office:value="0.0000436566666666667" calcext:value-type="float">
            <text:p>0,00004366</text:p>
          </table:table-cell>
          <table:table-cell table:style-name="ce77"/>
          <table:table-cell table:style-name="ce77" office:value-type="string" calcext:value-type="string">
            <text:p>Tiempo R/W memoria:</text:p>
          </table:table-cell>
          <table:table-cell table:style-name="ce44" table:formula="of:=AVERAGE( [.T41];[.T45];[.T49] )" office:value-type="float" office:value="0.000494033333333333" calcext:value-type="float">
            <text:p>0,00049403</text:p>
          </table:table-cell>
          <table:table-cell table:number-columns-repeated="2"/>
          <table:table-cell office:value-type="string" calcext:value-type="string">
            <text:p>Tiempo R/W memoria:</text:p>
          </table:table-cell>
          <table:table-cell office:value-type="float" office:value="0.0001003" calcext:value-type="float">
            <text:p>0,00010030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081044" calcext:value-type="float">
            <text:p>0,00810440</text:p>
          </table:table-cell>
          <table:table-cell table:style-name="ce4"/>
        </table:table-row>
        <table:table-row table:style-name="ro2">
          <table:table-cell table:style-name="ce4" table:number-columns-repeated="7"/>
          <table:table-cell table:style-name="ce26"/>
          <table:table-cell table:style-name="ce66" office:value-type="string" calcext:value-type="string">
            <text:p>Tiempo total:</text:p>
          </table:table-cell>
          <table:table-cell table:style-name="ce13" table:formula="of:=SUM( [.J16];[.J17] )" office:value-type="float" office:value="0.00005527" calcext:value-type="float">
            <text:p>0,00005527</text:p>
          </table:table-cell>
          <table:table-cell table:style-name="ce77"/>
          <table:table-cell table:style-name="ce77" office:value-type="string" calcext:value-type="string">
            <text:p>Tiempo total:</text:p>
          </table:table-cell>
          <table:table-cell table:style-name="ce44" table:formula="of:=SUM( [.M16];[.M17] )" office:value-type="float" office:value="0.000547753333333333" calcext:value-type="float">
            <text:p>0,00054775</text:p>
          </table:table-cell>
          <table:table-cell table:number-columns-repeated="2"/>
          <table:table-cell office:value-type="string" calcext:value-type="string">
            <text:p>Tiempo total:</text:p>
          </table:table-cell>
          <table:table-cell office:value-type="float" office:value="0.00011255" calcext:value-type="float">
            <text:p>0,00011255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0874218" calcext:value-type="float">
            <text:p>0,00874218</text:p>
          </table:table-cell>
          <table:table-cell table:style-name="ce4"/>
        </table:table-row>
        <table:table-row table:style-name="ro2">
          <table:table-cell table:style-name="ce4"/>
          <table:table-cell table:style-name="ce10"/>
          <table:table-cell table:style-name="ce14"/>
          <table:table-cell table:style-name="ce4" table:number-columns-repeated="4"/>
          <table:table-cell table:style-name="ce25" office:value-type="string" calcext:value-type="string" table:number-columns-spanned="6" table:number-rows-spanned="1">
            <text:p>Tamanio vector: 9000</text:p>
          </table:table-cell>
          <table:covered-table-cell table:style-name="ce66"/>
          <table:covered-table-cell table:style-name="ce13" table:formula="of:=AVERAGE( [.Q19];[.Q23];[.Q27] )" office:value-type="string" office:string-value="" calcext:value-type="error">
            <text:p>#¡DIV/0!</text:p>
          </table:covered-table-cell>
          <table:covered-table-cell table:style-name="ce77" office:value-type="string" calcext:value-type="string">
            <text:p>Tamanio vector: 18000</text:p>
          </table:covered-table-cell>
          <table:covered-table-cell table:style-name="ce77"/>
          <table:covered-table-cell table:style-name="ce44" table:formula="of:=AVERAGE( [.T19];[.T23];[.T27] )" office:value-type="string" office:string-value="" calcext:value-type="error">
            <text:p>#¡DIV/0!</text:p>
          </table:covered-table-cell>
          <table:table-cell/>
          <table:table-cell table:style-name="ce25" office:value-type="string" calcext:value-type="string" table:number-columns-spanned="6" table:number-rows-spanned="1">
            <text:p>Tamanio vector: 4096</text:p>
          </table:table-cell>
          <table:covered-table-cell/>
          <table:covered-table-cell table:style-name="ce52"/>
          <table:covered-table-cell office:value-type="string" calcext:value-type="string">
            <text:p>Tamanio vector: 8192</text:p>
          </table:covered-table-cell>
          <table:covered-table-cell/>
          <table:covered-table-cell table:style-name="ce58"/>
          <table:table-cell table:style-name="ce4"/>
        </table:table-row>
        <table:table-row table:style-name="ro2">
          <table:table-cell table:style-name="ce4" table:number-columns-repeated="7"/>
          <table:table-cell table:style-name="ce26"/>
          <table:table-cell table:style-name="ce66" office:value-type="string" calcext:value-type="string">
            <text:p>Tiempo ejecucion:</text:p>
          </table:table-cell>
          <table:table-cell table:style-name="ce13" table:formula="of:=AVERAGE( [.Q52];[.Q56];[.Q60] )" office:value-type="float" office:value="0.0000144033333333333" calcext:value-type="float">
            <text:p>0,00001440</text:p>
          </table:table-cell>
          <table:table-cell table:style-name="ce77"/>
          <table:table-cell table:style-name="ce77" office:value-type="string" calcext:value-type="string">
            <text:p>Tiempo ejecucion:</text:p>
          </table:table-cell>
          <table:table-cell table:style-name="ce44" table:formula="of:=AVERAGE( [.T52];[.T56];[.T60] )" office:value-type="float" office:value="0.00153835" calcext:value-type="float">
            <text:p>0,00153835</text:p>
          </table:table-cell>
          <table:table-cell table:number-columns-repeated="2"/>
          <table:table-cell office:value-type="string" calcext:value-type="string">
            <text:p>Tiempo ejecucion:</text:p>
          </table:table-cell>
          <table:table-cell office:value-type="float" office:value="0.00001441" calcext:value-type="float">
            <text:p>0,00001441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090224" calcext:value-type="float">
            <text:p>0,00090224</text:p>
          </table:table-cell>
          <table:table-cell table:style-name="ce4"/>
        </table:table-row>
        <table:table-row table:style-name="ro2">
          <table:table-cell table:style-name="ce4"/>
          <table:table-cell table:style-name="ce9"/>
          <table:table-cell table:style-name="ce14"/>
          <table:table-cell table:style-name="ce4" table:number-columns-repeated="4"/>
          <table:table-cell table:style-name="ce26"/>
          <table:table-cell table:style-name="ce66" office:value-type="string" calcext:value-type="string">
            <text:p>Tiempo R/W memoria:</text:p>
          </table:table-cell>
          <table:table-cell table:style-name="ce13" table:formula="of:=AVERAGE( [.Q53];[.Q57];[.Q61] )" office:value-type="float" office:value="0.000189203333333333" calcext:value-type="float">
            <text:p>0,00018920</text:p>
          </table:table-cell>
          <table:table-cell table:style-name="ce77"/>
          <table:table-cell table:style-name="ce77" office:value-type="string" calcext:value-type="string">
            <text:p>Tiempo R/W memoria:</text:p>
          </table:table-cell>
          <table:table-cell table:style-name="ce44" table:formula="of:=AVERAGE( [.T53];[.T57];[.T61] )" office:value-type="float" office:value="0.02005889" calcext:value-type="float">
            <text:p>0,02005889</text:p>
          </table:table-cell>
          <table:table-cell table:number-columns-repeated="2"/>
          <table:table-cell office:value-type="string" calcext:value-type="string">
            <text:p>Tiempo R/W memoria:</text:p>
          </table:table-cell>
          <table:table-cell office:value-type="float" office:value="0.00010268" calcext:value-type="float">
            <text:p>0,00010268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1081032" calcext:value-type="float">
            <text:p>0,01081032</text:p>
          </table:table-cell>
          <table:table-cell table:style-name="ce4"/>
        </table:table-row>
        <table:table-row table:style-name="ro2">
          <table:table-cell table:style-name="ce4" table:number-columns-repeated="7"/>
          <table:table-cell table:style-name="ce26"/>
          <table:table-cell table:style-name="ce66" office:value-type="string" calcext:value-type="string">
            <text:p>Tiempo total:</text:p>
          </table:table-cell>
          <table:table-cell table:style-name="ce13" table:formula="of:=SUM( [.J20];[.J21] )" office:value-type="float" office:value="0.000203606666666667" calcext:value-type="float">
            <text:p>0,00020361</text:p>
          </table:table-cell>
          <table:table-cell table:style-name="ce77"/>
          <table:table-cell table:style-name="ce77" office:value-type="string" calcext:value-type="string">
            <text:p>Tiempo total:</text:p>
          </table:table-cell>
          <table:table-cell table:style-name="ce44" table:formula="of:=SUM( [.M20];[.M21] )" office:value-type="float" office:value="0.02159724" calcext:value-type="float">
            <text:p>0,02159724</text:p>
          </table:table-cell>
          <table:table-cell table:number-columns-repeated="2"/>
          <table:table-cell office:value-type="string" calcext:value-type="string">
            <text:p>Tiempo total:</text:p>
          </table:table-cell>
          <table:table-cell office:value-type="float" office:value="0.00011708" calcext:value-type="float">
            <text:p>0,00011708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1171256" calcext:value-type="float">
            <text:p>0,01171256</text:p>
          </table:table-cell>
          <table:table-cell table:style-name="ce4"/>
        </table:table-row>
        <table:table-row table:style-name="ro2">
          <table:table-cell table:style-name="ce4" table:number-columns-repeated="7"/>
          <table:table-cell table:style-name="ce25" office:value-type="string" calcext:value-type="string" table:number-columns-spanned="6" table:number-rows-spanned="1">
            <text:p>Tamanio vector: 1025</text:p>
          </table:table-cell>
          <table:covered-table-cell table:style-name="ce66"/>
          <table:covered-table-cell table:style-name="ce13" table:formula="of:=AVERAGE( [.Q23];[.Q27];[.Q31] )" office:value-type="string" office:string-value="" calcext:value-type="error">
            <text:p>#¡DIV/0!</text:p>
          </table:covered-table-cell>
          <table:covered-table-cell table:style-name="ce77" office:value-type="string" calcext:value-type="string">
            <text:p>Tamanio vector: 2050</text:p>
          </table:covered-table-cell>
          <table:covered-table-cell table:style-name="ce77"/>
          <table:covered-table-cell table:style-name="ce44" table:formula="of:=AVERAGE( [.T23];[.T27];[.T31] )" office:value-type="string" office:string-value="" calcext:value-type="error">
            <text:p>#¡DIV/0!</text:p>
          </table:covered-table-cell>
          <table:table-cell/>
          <table:table-cell table:style-name="ce25" office:value-type="string" calcext:value-type="string" table:number-columns-spanned="6" table:number-rows-spanned="1">
            <text:p>Tamanio vector: 4096</text:p>
          </table:table-cell>
          <table:covered-table-cell/>
          <table:covered-table-cell table:style-name="ce52"/>
          <table:covered-table-cell office:value-type="string" calcext:value-type="string">
            <text:p>Tamanio vector: 8192</text:p>
          </table:covered-table-cell>
          <table:covered-table-cell/>
          <table:covered-table-cell table:style-name="ce58"/>
          <table:table-cell table:style-name="ce4"/>
        </table:table-row>
        <table:table-row table:style-name="ro2">
          <table:table-cell table:number-columns-repeated="7"/>
          <table:table-cell table:style-name="ce26"/>
          <table:table-cell table:style-name="ce66" office:value-type="string" calcext:value-type="string">
            <text:p>Tiempo ejecucion:</text:p>
          </table:table-cell>
          <table:table-cell table:style-name="ce13" table:formula="of:=AVERAGE( [.Q64];[.Q68];[.Q72] )" office:value-type="float" office:value="0.00001265" calcext:value-type="float">
            <text:p>0,00001265</text:p>
          </table:table-cell>
          <table:table-cell table:style-name="ce77"/>
          <table:table-cell table:style-name="ce77" office:value-type="string" calcext:value-type="string">
            <text:p>Tiempo ejecucion:</text:p>
          </table:table-cell>
          <table:table-cell table:style-name="ce44" table:formula="of:=AVERAGE( [.T64];[.T68];[.T72] )" office:value-type="float" office:value="0.000176346666666667" calcext:value-type="float">
            <text:p>0,00017635</text:p>
          </table:table-cell>
          <table:table-cell table:number-columns-repeated="2"/>
          <table:table-cell office:value-type="string" calcext:value-type="string">
            <text:p>Tiempo ejecucion:</text:p>
          </table:table-cell>
          <table:table-cell office:value-type="float" office:value="0.00001081" calcext:value-type="float">
            <text:p>0,00001081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065222" calcext:value-type="float">
            <text:p>0,00065222</text:p>
          </table:table-cell>
          <table:table-cell table:style-name="ce4"/>
        </table:table-row>
        <table:table-row table:style-name="ro2">
          <table:table-cell table:number-columns-repeated="7"/>
          <table:table-cell table:style-name="ce26"/>
          <table:table-cell table:style-name="ce66" office:value-type="string" calcext:value-type="string">
            <text:p>Tiempo R/W memoria:</text:p>
          </table:table-cell>
          <table:table-cell table:style-name="ce13" table:formula="of:=AVERAGE( [.Q65];[.Q69];[.Q73] )" office:value-type="float" office:value="0.00008424" calcext:value-type="float">
            <text:p>0,00008424</text:p>
          </table:table-cell>
          <table:table-cell table:style-name="ce77"/>
          <table:table-cell table:style-name="ce77" office:value-type="string" calcext:value-type="string">
            <text:p>Tiempo R/W memoria:</text:p>
          </table:table-cell>
          <table:table-cell table:style-name="ce44" table:formula="of:=AVERAGE( [.T65];[.T69];[.T73] )" office:value-type="float" office:value="0.00205009" calcext:value-type="float">
            <text:p>0,00205009</text:p>
          </table:table-cell>
          <table:table-cell table:number-columns-repeated="2"/>
          <table:table-cell office:value-type="string" calcext:value-type="string">
            <text:p>Tiempo R/W memoria:</text:p>
          </table:table-cell>
          <table:table-cell office:value-type="float" office:value="0.00009188" calcext:value-type="float">
            <text:p>0,00009188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0818872" calcext:value-type="float">
            <text:p>0,00818872</text:p>
          </table:table-cell>
          <table:table-cell table:style-name="ce4"/>
        </table:table-row>
        <table:table-row table:style-name="ro2">
          <table:table-cell table:number-columns-repeated="7"/>
          <table:table-cell table:style-name="ce26"/>
          <table:table-cell table:style-name="ce66" office:value-type="string" calcext:value-type="string">
            <text:p>Tiempo total:</text:p>
          </table:table-cell>
          <table:table-cell table:style-name="ce13" table:formula="of:=SUM( [.J24];[.J25] )" office:value-type="float" office:value="0.00009689" calcext:value-type="float">
            <text:p>0,00009689</text:p>
          </table:table-cell>
          <table:table-cell table:style-name="ce77"/>
          <table:table-cell table:style-name="ce77" office:value-type="string" calcext:value-type="string">
            <text:p>Tiempo total:</text:p>
          </table:table-cell>
          <table:table-cell table:style-name="ce44" table:formula="of:=SUM( [.M24];[.M25] )" office:value-type="float" office:value="0.00222643666666667" calcext:value-type="float">
            <text:p>0,00222644</text:p>
          </table:table-cell>
          <table:table-cell table:number-columns-repeated="2"/>
          <table:table-cell office:value-type="string" calcext:value-type="string">
            <text:p>Tiempo total:</text:p>
          </table:table-cell>
          <table:table-cell office:value-type="float" office:value="0.00010269" calcext:value-type="float">
            <text:p>0,00010269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0884094" calcext:value-type="float">
            <text:p>0,00884094</text:p>
          </table:table-cell>
          <table:table-cell table:style-name="ce4"/>
        </table:table-row>
        <table:table-row table:style-name="ro2">
          <table:table-cell table:number-columns-repeated="7"/>
          <table:table-cell table:style-name="ce25" office:value-type="string" calcext:value-type="string" table:number-columns-spanned="6" table:number-rows-spanned="1">
            <text:p>Tamanio vector: 2048</text:p>
          </table:table-cell>
          <table:covered-table-cell table:style-name="ce66"/>
          <table:covered-table-cell table:style-name="ce13" table:formula="of:=AVERAGE( [.Q27];[.Q31];[.Q35] )" office:value-type="string" office:string-value="" calcext:value-type="error">
            <text:p>#¡DIV/0!</text:p>
          </table:covered-table-cell>
          <table:covered-table-cell table:style-name="ce77" office:value-type="string" calcext:value-type="string">
            <text:p>Tamanio vector: 4096</text:p>
          </table:covered-table-cell>
          <table:covered-table-cell table:style-name="ce77"/>
          <table:covered-table-cell table:style-name="ce44" table:formula="of:=AVERAGE( [.T27];[.T31];[.T35] )" office:value-type="string" office:string-value="" calcext:value-type="error">
            <text:p>#¡DIV/0!</text:p>
          </table:covered-table-cell>
          <table:table-cell/>
          <table:table-cell table:style-name="ce25" office:value-type="string" calcext:value-type="string" table:number-columns-spanned="6" table:number-rows-spanned="1">
            <text:p>Tamanio vector: 32768</text:p>
          </table:table-cell>
          <table:covered-table-cell/>
          <table:covered-table-cell table:style-name="ce52"/>
          <table:covered-table-cell office:value-type="string" calcext:value-type="string">
            <text:p>Tamanio vector: 65536</text:p>
          </table:covered-table-cell>
          <table:covered-table-cell/>
          <table:covered-table-cell table:style-name="ce58"/>
          <table:table-cell table:style-name="ce4"/>
        </table:table-row>
        <table:table-row table:style-name="ro2">
          <table:table-cell table:number-columns-repeated="7"/>
          <table:table-cell table:style-name="ce26"/>
          <table:table-cell table:style-name="ce66" office:value-type="string" calcext:value-type="string">
            <text:p>Tiempo ejecucion:</text:p>
          </table:table-cell>
          <table:table-cell table:style-name="ce13" table:formula="of:=AVERAGE( [.Q76];[.Q80];[.Q84] )" office:value-type="float" office:value="0.0000118066666666667" calcext:value-type="float">
            <text:p>0,00001181</text:p>
          </table:table-cell>
          <table:table-cell table:style-name="ce77"/>
          <table:table-cell table:style-name="ce77" office:value-type="string" calcext:value-type="string">
            <text:p>Tiempo ejecucion:</text:p>
          </table:table-cell>
          <table:table-cell table:style-name="ce44" table:formula="of:=AVERAGE( [.T76];[.T80];[.T84] )" office:value-type="float" office:value="0.000374523333333333" calcext:value-type="float">
            <text:p>0,00037452</text:p>
          </table:table-cell>
          <table:table-cell table:number-columns-repeated="2"/>
          <table:table-cell office:value-type="string" calcext:value-type="string">
            <text:p>Tiempo ejecucion:</text:p>
          </table:table-cell>
          <table:table-cell office:value-type="float" office:value="0.00001297" calcext:value-type="float">
            <text:p>0,00001297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515837" calcext:value-type="float">
            <text:p>0,00515837</text:p>
          </table:table-cell>
          <table:table-cell table:style-name="ce4"/>
        </table:table-row>
        <table:table-row table:style-name="ro2">
          <table:table-cell table:number-columns-repeated="7"/>
          <table:table-cell table:style-name="ce26"/>
          <table:table-cell table:style-name="ce66" office:value-type="string" calcext:value-type="string">
            <text:p>Tiempo R/W memoria:</text:p>
          </table:table-cell>
          <table:table-cell table:style-name="ce13" table:formula="of:=AVERAGE( [.Q77];[.Q81];[.Q89] )" office:value-type="float" office:value="0.0000942733333333333" calcext:value-type="float">
            <text:p>0,00009427</text:p>
          </table:table-cell>
          <table:table-cell table:style-name="ce77"/>
          <table:table-cell table:style-name="ce77" office:value-type="string" calcext:value-type="string">
            <text:p>Tiempo R/W memoria:</text:p>
          </table:table-cell>
          <table:table-cell table:style-name="ce44" table:formula="of:=AVERAGE( [.T77];[.T81];[.T85] )" office:value-type="float" office:value="0.00446758666666667" calcext:value-type="float">
            <text:p>0,00446759</text:p>
          </table:table-cell>
          <table:table-cell table:number-columns-repeated="2"/>
          <table:table-cell office:value-type="string" calcext:value-type="string">
            <text:p>Tiempo R/W memoria:</text:p>
          </table:table-cell>
          <table:table-cell office:value-type="float" office:value="0.00057509" calcext:value-type="float">
            <text:p>0,00057509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7091756" calcext:value-type="float">
            <text:p>0,07091756</text:p>
          </table:table-cell>
          <table:table-cell table:style-name="ce4"/>
        </table:table-row>
        <table:table-row table:style-name="ro2">
          <table:table-cell table:number-columns-repeated="7"/>
          <table:table-cell table:style-name="ce26"/>
          <table:table-cell table:style-name="ce66" office:value-type="string" calcext:value-type="string">
            <text:p>Tiempo total:</text:p>
          </table:table-cell>
          <table:table-cell table:style-name="ce13" table:formula="of:=SUM( [.J28];[.J29] )" office:value-type="float" office:value="0.00010608" calcext:value-type="float">
            <text:p>0,00010608</text:p>
          </table:table-cell>
          <table:table-cell table:style-name="ce77"/>
          <table:table-cell table:style-name="ce77" office:value-type="string" calcext:value-type="string">
            <text:p>Tiempo total:</text:p>
          </table:table-cell>
          <table:table-cell table:style-name="ce44" table:formula="of:=SUM( [.M28];[.M29] )" office:value-type="float" office:value="0.00484211" calcext:value-type="float">
            <text:p>0,00484211</text:p>
          </table:table-cell>
          <table:table-cell table:number-columns-repeated="2"/>
          <table:table-cell office:value-type="string" calcext:value-type="string">
            <text:p>Tiempo total:</text:p>
          </table:table-cell>
          <table:table-cell office:value-type="float" office:value="0.00058807" calcext:value-type="float">
            <text:p>0,00058807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7607593" calcext:value-type="float">
            <text:p>0,07607593</text:p>
          </table:table-cell>
          <table:table-cell table:style-name="ce4"/>
        </table:table-row>
        <table:table-row table:style-name="ro2">
          <table:table-cell table:number-columns-repeated="7"/>
          <table:table-cell table:style-name="ce25" office:value-type="string" calcext:value-type="string" table:number-columns-spanned="6" table:number-rows-spanned="1">
            <text:p>Tamanio vector: 5000</text:p>
          </table:table-cell>
          <table:covered-table-cell table:style-name="ce66"/>
          <table:covered-table-cell table:style-name="ce13" table:formula="of:=AVERAGE( [.Q31];[.Q35];[.Q39] )" office:value-type="string" office:string-value="" calcext:value-type="error">
            <text:p>#¡DIV/0!</text:p>
          </table:covered-table-cell>
          <table:covered-table-cell table:style-name="ce77" office:value-type="string" calcext:value-type="string">
            <text:p>Tamanio vector: 10000</text:p>
          </table:covered-table-cell>
          <table:covered-table-cell table:style-name="ce77"/>
          <table:covered-table-cell table:style-name="ce44" table:formula="of:=AVERAGE( [.T31];[.T35];[.T39] )" office:value-type="string" office:string-value="" calcext:value-type="error">
            <text:p>#¡DIV/0!</text:p>
          </table:covered-table-cell>
          <table:table-cell/>
          <table:table-cell table:style-name="ce25" office:value-type="string" calcext:value-type="string" table:number-columns-spanned="6" table:number-rows-spanned="1">
            <text:p>Tamanio vector: 32768</text:p>
          </table:table-cell>
          <table:covered-table-cell/>
          <table:covered-table-cell table:style-name="ce52"/>
          <table:covered-table-cell office:value-type="string" calcext:value-type="string">
            <text:p>Tamanio vector: 65536</text:p>
          </table:covered-table-cell>
          <table:covered-table-cell/>
          <table:covered-table-cell table:style-name="ce58"/>
          <table:table-cell table:style-name="ce4"/>
        </table:table-row>
        <table:table-row table:style-name="ro2">
          <table:table-cell table:number-columns-repeated="7"/>
          <table:table-cell table:style-name="ce26"/>
          <table:table-cell table:style-name="ce66" office:value-type="string" calcext:value-type="string">
            <text:p>Tiempo ejecucion:</text:p>
          </table:table-cell>
          <table:table-cell table:style-name="ce13" table:formula="of:=AVERAGE( [.Q88];[.Q92];[.Q96] )" office:value-type="float" office:value="0.0000119333333333333" calcext:value-type="float">
            <text:p>0,00001193</text:p>
          </table:table-cell>
          <table:table-cell table:style-name="ce77"/>
          <table:table-cell table:style-name="ce77" office:value-type="string" calcext:value-type="string">
            <text:p>Tiempo ejecucion:</text:p>
          </table:table-cell>
          <table:table-cell table:style-name="ce44" table:formula="of:=AVERAGE( [.T88];[.T92];[.T96] )" office:value-type="float" office:value="0.000796393333333333" calcext:value-type="float">
            <text:p>0,00079639</text:p>
          </table:table-cell>
          <table:table-cell table:number-columns-repeated="2"/>
          <table:table-cell office:value-type="string" calcext:value-type="string">
            <text:p>Tiempo ejecucion:</text:p>
          </table:table-cell>
          <table:table-cell office:value-type="float" office:value="0.00001279" calcext:value-type="float">
            <text:p>0,00001279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551905" calcext:value-type="float">
            <text:p>0,00551905</text:p>
          </table:table-cell>
          <table:table-cell table:style-name="ce4"/>
        </table:table-row>
        <table:table-row table:style-name="ro2">
          <table:table-cell table:number-columns-repeated="7"/>
          <table:table-cell table:style-name="ce26"/>
          <table:table-cell table:style-name="ce66" office:value-type="string" calcext:value-type="string">
            <text:p>Tiempo R/W memoria:</text:p>
          </table:table-cell>
          <table:table-cell table:style-name="ce13" table:formula="of:=AVERAGE( [.Q89];[.Q93];[.Q97] )" office:value-type="float" office:value="0.00010903" calcext:value-type="float">
            <text:p>0,00010903</text:p>
          </table:table-cell>
          <table:table-cell table:style-name="ce77"/>
          <table:table-cell table:style-name="ce77" office:value-type="string" calcext:value-type="string">
            <text:p>Tiempo R/W memoria:</text:p>
          </table:table-cell>
          <table:table-cell table:style-name="ce44" table:formula="of:=AVERAGE( [.T89];[.T93];[.T97] )" office:value-type="float" office:value="0.0103240133333333" calcext:value-type="float">
            <text:p>0,01032401</text:p>
          </table:table-cell>
          <table:table-cell table:number-columns-repeated="2"/>
          <table:table-cell office:value-type="string" calcext:value-type="string">
            <text:p>Tiempo R/W memoria:</text:p>
          </table:table-cell>
          <table:table-cell office:value-type="float" office:value="0.0005733" calcext:value-type="float">
            <text:p>0,00057330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6903122" calcext:value-type="float">
            <text:p>0,06903122</text:p>
          </table:table-cell>
          <table:table-cell table:style-name="ce4"/>
        </table:table-row>
        <table:table-row table:style-name="ro2">
          <table:table-cell table:number-columns-repeated="7"/>
          <table:table-cell table:style-name="ce26"/>
          <table:table-cell table:style-name="ce66" office:value-type="string" calcext:value-type="string">
            <text:p>Tiempo total:</text:p>
          </table:table-cell>
          <table:table-cell table:style-name="ce13" table:formula="of:=SUM( [.J32];[.J33] )" office:value-type="float" office:value="0.000120963333333333" calcext:value-type="float">
            <text:p>0,00012096</text:p>
          </table:table-cell>
          <table:table-cell table:style-name="ce77"/>
          <table:table-cell table:style-name="ce77" office:value-type="string" calcext:value-type="string">
            <text:p>Tiempo total:</text:p>
          </table:table-cell>
          <table:table-cell table:style-name="ce44" table:formula="of:=SUM( [.M32];[.M33] )" office:value-type="float" office:value="0.0111204066666667" calcext:value-type="float">
            <text:p>0,01112041</text:p>
          </table:table-cell>
          <table:table-cell table:number-columns-repeated="2"/>
          <table:table-cell office:value-type="string" calcext:value-type="string">
            <text:p>Tiempo total:</text:p>
          </table:table-cell>
          <table:table-cell office:value-type="float" office:value="0.00058609" calcext:value-type="float">
            <text:p>0,00058609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7455027" calcext:value-type="float">
            <text:p>0,07455027</text:p>
          </table:table-cell>
          <table:table-cell table:style-name="ce4"/>
        </table:table-row>
        <table:table-row table:style-name="ro2">
          <table:table-cell table:number-columns-repeated="7"/>
          <table:table-cell table:style-name="ce25" office:value-type="string" calcext:value-type="string" table:number-columns-spanned="6" table:number-rows-spanned="1">
            <text:p>Tamanio vector: 6000</text:p>
          </table:table-cell>
          <table:covered-table-cell table:style-name="ce66"/>
          <table:covered-table-cell table:style-name="ce13" table:formula="of:=AVERAGE( [.Q35];[.Q39];[.Q43] )" office:value-type="string" office:string-value="" calcext:value-type="error">
            <text:p>#¡DIV/0!</text:p>
          </table:covered-table-cell>
          <table:covered-table-cell table:style-name="ce77" office:value-type="string" calcext:value-type="string">
            <text:p>Tamanio vector: 12000</text:p>
          </table:covered-table-cell>
          <table:covered-table-cell table:style-name="ce77"/>
          <table:covered-table-cell table:style-name="ce44" table:formula="of:=AVERAGE( [.T35];[.T39];[.T43] )" office:value-type="string" office:string-value="" calcext:value-type="error">
            <text:p>#¡DIV/0!</text:p>
          </table:covered-table-cell>
          <table:table-cell/>
          <table:table-cell table:style-name="ce25" office:value-type="string" calcext:value-type="string" table:number-columns-spanned="6" table:number-rows-spanned="1">
            <text:p>Tamanio vector: 32768</text:p>
          </table:table-cell>
          <table:covered-table-cell/>
          <table:covered-table-cell table:style-name="ce52"/>
          <table:covered-table-cell office:value-type="string" calcext:value-type="string">
            <text:p>Tamanio vector: 65536</text:p>
          </table:covered-table-cell>
          <table:covered-table-cell/>
          <table:covered-table-cell table:style-name="ce58"/>
          <table:table-cell table:style-name="ce4"/>
        </table:table-row>
        <table:table-row table:style-name="ro2">
          <table:table-cell table:number-columns-repeated="7"/>
          <table:table-cell table:style-name="ce26"/>
          <table:table-cell table:style-name="ce66" office:value-type="string" calcext:value-type="string">
            <text:p>Tiempo ejecucion:</text:p>
          </table:table-cell>
          <table:table-cell table:style-name="ce13" table:formula="of:=AVERAGE( [.Q100];[.Q104];[.Q108] )" office:value-type="float" office:value="0.00001191" calcext:value-type="float">
            <text:p>0,00001191</text:p>
          </table:table-cell>
          <table:table-cell table:style-name="ce77"/>
          <table:table-cell table:style-name="ce77" office:value-type="string" calcext:value-type="string">
            <text:p>Tiempo ejecucion:</text:p>
          </table:table-cell>
          <table:table-cell table:style-name="ce44" table:formula="of:=AVERAGE( [.T100];[.T104];[.T108] )" office:value-type="float" office:value="0.000965526666666667" calcext:value-type="float">
            <text:p>0,00096553</text:p>
          </table:table-cell>
          <table:table-cell table:number-columns-repeated="2"/>
          <table:table-cell office:value-type="string" calcext:value-type="string">
            <text:p>Tiempo ejecucion:</text:p>
          </table:table-cell>
          <table:table-cell office:value-type="float" office:value="0.00001284" calcext:value-type="float">
            <text:p>0,00001284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511395" calcext:value-type="float">
            <text:p>0,00511395</text:p>
          </table:table-cell>
          <table:table-cell table:style-name="ce4"/>
        </table:table-row>
        <table:table-row table:style-name="ro2">
          <table:table-cell table:number-columns-repeated="7"/>
          <table:table-cell table:style-name="ce26"/>
          <table:table-cell table:style-name="ce66" office:value-type="string" calcext:value-type="string">
            <text:p>Tiempo R/W memoria:</text:p>
          </table:table-cell>
          <table:table-cell table:style-name="ce13" table:formula="of:=AVERAGE( [.Q101];[.Q105];[.Q109] )" office:value-type="float" office:value="0.000139033333333333" calcext:value-type="float">
            <text:p>0,00013903</text:p>
          </table:table-cell>
          <table:table-cell table:style-name="ce77"/>
          <table:table-cell table:style-name="ce77" office:value-type="string" calcext:value-type="string">
            <text:p>Tiempo R/W memoria:</text:p>
          </table:table-cell>
          <table:table-cell table:style-name="ce44" table:formula="of:=AVERAGE( [.T101];[.T105];[.T109] )" office:value-type="float" office:value="0.0121023033333333" calcext:value-type="float">
            <text:p>0,01210230</text:p>
          </table:table-cell>
          <table:table-cell table:number-columns-repeated="2"/>
          <table:table-cell office:value-type="string" calcext:value-type="string">
            <text:p>Tiempo R/W memoria:</text:p>
          </table:table-cell>
          <table:table-cell office:value-type="float" office:value="0.00057436" calcext:value-type="float">
            <text:p>0,00057436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6622913" calcext:value-type="float">
            <text:p>0,06622913</text:p>
          </table:table-cell>
          <table:table-cell table:style-name="ce4"/>
        </table:table-row>
        <table:table-row table:style-name="ro2">
          <table:table-cell table:number-columns-repeated="7"/>
          <table:table-cell table:style-name="ce26"/>
          <table:table-cell table:style-name="ce66" office:value-type="string" calcext:value-type="string">
            <text:p>Tiempo total:</text:p>
          </table:table-cell>
          <table:table-cell table:style-name="ce13" table:formula="of:=SUM( [.J36];[.J37] )" office:value-type="float" office:value="0.000150943333333333" calcext:value-type="float">
            <text:p>0,00015094</text:p>
          </table:table-cell>
          <table:table-cell table:style-name="ce77"/>
          <table:table-cell table:style-name="ce77" office:value-type="string" calcext:value-type="string">
            <text:p>Tiempo total:</text:p>
          </table:table-cell>
          <table:table-cell table:style-name="ce44" table:formula="of:=SUM( [.M36];[.M37] )" office:value-type="float" office:value="0.01306783" calcext:value-type="float">
            <text:p>0,01306783</text:p>
          </table:table-cell>
          <table:table-cell table:number-columns-repeated="2"/>
          <table:table-cell office:value-type="string" calcext:value-type="string">
            <text:p>Tiempo total:</text:p>
          </table:table-cell>
          <table:table-cell office:value-type="float" office:value="0.00058719" calcext:value-type="float">
            <text:p>0,00058719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7134308" calcext:value-type="float">
            <text:p>0,07134308</text:p>
          </table:table-cell>
          <table:table-cell table:style-name="ce4"/>
        </table:table-row>
        <table:table-row table:style-name="ro2">
          <table:table-cell table:number-columns-repeated="7"/>
          <table:table-cell table:style-name="ce25" office:value-type="string" calcext:value-type="string" table:number-columns-spanned="6" table:number-rows-spanned="1">
            <text:p>Tamanio vector: 9000</text:p>
          </table:table-cell>
          <table:covered-table-cell table:style-name="ce66"/>
          <table:covered-table-cell table:style-name="ce13" table:formula="of:=AVERAGE( [.Q39];[.Q43];[.Q47] )" office:value-type="string" office:string-value="" calcext:value-type="error">
            <text:p>#¡DIV/0!</text:p>
          </table:covered-table-cell>
          <table:covered-table-cell table:style-name="ce77" office:value-type="string" calcext:value-type="string">
            <text:p>Tamanio vector: 18000</text:p>
          </table:covered-table-cell>
          <table:covered-table-cell table:style-name="ce77"/>
          <table:covered-table-cell table:style-name="ce44" table:formula="of:=AVERAGE( [.T39];[.T43];[.T47] )" office:value-type="string" office:string-value="" calcext:value-type="error">
            <text:p>#¡DIV/0!</text:p>
          </table:covered-table-cell>
          <table:table-cell/>
          <table:table-cell table:style-name="ce25" office:value-type="string" calcext:value-type="string" table:number-columns-spanned="6" table:number-rows-spanned="1">
            <text:p>Tamanio vector: 100</text:p>
          </table:table-cell>
          <table:covered-table-cell/>
          <table:covered-table-cell table:style-name="ce52"/>
          <table:covered-table-cell office:value-type="string" calcext:value-type="string">
            <text:p>Tamanio vector: 200</text:p>
          </table:covered-table-cell>
          <table:covered-table-cell/>
          <table:covered-table-cell table:style-name="ce58"/>
          <table:table-cell table:style-name="ce4"/>
        </table:table-row>
        <table:table-row table:style-name="ro2">
          <table:table-cell table:number-columns-repeated="7"/>
          <table:table-cell table:style-name="ce26"/>
          <table:table-cell table:style-name="ce66" office:value-type="string" calcext:value-type="string">
            <text:p>Tiempo ejecucion:</text:p>
          </table:table-cell>
          <table:table-cell table:style-name="ce13" table:formula="of:=AVERAGE( [.Q112];[.Q116];[.Q120] )" office:value-type="float" office:value="0.00001247" calcext:value-type="float">
            <text:p>0,00001247</text:p>
          </table:table-cell>
          <table:table-cell table:style-name="ce77"/>
          <table:table-cell table:style-name="ce77" office:value-type="string" calcext:value-type="string">
            <text:p>Tiempo ejecucion:</text:p>
          </table:table-cell>
          <table:table-cell table:style-name="ce44" table:formula="of:=AVERAGE( [.T112];[.T116];[.T120] )" office:value-type="float" office:value="0.00146397" calcext:value-type="float">
            <text:p>0,00146397</text:p>
          </table:table-cell>
          <table:table-cell table:number-columns-repeated="2"/>
          <table:table-cell office:value-type="string" calcext:value-type="string">
            <text:p>Tiempo ejecucion:</text:p>
          </table:table-cell>
          <table:table-cell office:value-type="float" office:value="0.00001145" calcext:value-type="float">
            <text:p>0,00001145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003719" calcext:value-type="float">
            <text:p>0,00003719</text:p>
          </table:table-cell>
          <table:table-cell table:style-name="ce4"/>
        </table:table-row>
        <table:table-row table:style-name="ro2">
          <table:table-cell table:number-columns-repeated="7"/>
          <table:table-cell table:style-name="ce26"/>
          <table:table-cell table:style-name="ce66" office:value-type="string" calcext:value-type="string">
            <text:p>Tiempo R/W memoria:</text:p>
          </table:table-cell>
          <table:table-cell table:style-name="ce13" table:formula="of:=AVERAGE( [.Q113];[.Q117];[.Q121] )" office:value-type="float" office:value="0.000180936666666667" calcext:value-type="float">
            <text:p>0,00018094</text:p>
          </table:table-cell>
          <table:table-cell table:style-name="ce77"/>
          <table:table-cell table:style-name="ce77" office:value-type="string" calcext:value-type="string">
            <text:p>Tiempo R/W memoria:</text:p>
          </table:table-cell>
          <table:table-cell table:style-name="ce44" table:formula="of:=AVERAGE( [.T113];[.T117];[.T121] )" office:value-type="float" office:value="0.0184222966666667" calcext:value-type="float">
            <text:p>0,01842230</text:p>
          </table:table-cell>
          <table:table-cell table:number-columns-repeated="2"/>
          <table:table-cell office:value-type="string" calcext:value-type="string">
            <text:p>Tiempo R/W memoria:</text:p>
          </table:table-cell>
          <table:table-cell office:value-type="float" office:value="0.00003664" calcext:value-type="float">
            <text:p>0,00003664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0068522" calcext:value-type="float">
            <text:p>0,00068522</text:p>
          </table:table-cell>
          <table:table-cell table:style-name="ce4"/>
        </table:table-row>
        <table:table-row table:style-name="ro2">
          <table:table-cell table:number-columns-repeated="7"/>
          <table:table-cell table:style-name="ce26"/>
          <table:table-cell table:style-name="ce66" office:value-type="string" calcext:value-type="string">
            <text:p>Tiempo total:</text:p>
          </table:table-cell>
          <table:table-cell table:style-name="ce13" table:formula="of:=SUM( [.J40];[.J41] )" office:value-type="float" office:value="0.000193406666666667" calcext:value-type="float">
            <text:p>0,00019341</text:p>
          </table:table-cell>
          <table:table-cell table:style-name="ce77"/>
          <table:table-cell table:style-name="ce77" office:value-type="string" calcext:value-type="string">
            <text:p>Tiempo total:</text:p>
          </table:table-cell>
          <table:table-cell table:style-name="ce44" table:formula="of:=SUM( [.M40];[.M41] )" office:value-type="float" office:value="0.0198862666666667" calcext:value-type="float">
            <text:p>0,01988627</text:p>
          </table:table-cell>
          <table:table-cell table:number-columns-repeated="2"/>
          <table:table-cell office:value-type="string" calcext:value-type="string">
            <text:p>Tiempo total:</text:p>
          </table:table-cell>
          <table:table-cell office:value-type="float" office:value="0.00004808" calcext:value-type="float">
            <text:p>0,00004808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1772241" calcext:value-type="float">
            <text:p>0,01772241</text:p>
          </table:table-cell>
          <table:table-cell table:style-name="ce4"/>
        </table:table-row>
        <table:table-row table:style-name="ro2">
          <table:table-cell table:style-name="ce4" table:number-columns-repeated="6"/>
          <table:table-cell/>
          <table:table-cell table:style-name="ce27"/>
          <table:table-cell table:style-name="ce33"/>
          <table:table-cell table:style-name="ce35"/>
          <table:table-cell table:style-name="ce33" table:number-columns-repeated="2"/>
          <table:table-cell table:style-name="ce35"/>
          <table:table-cell/>
          <table:table-cell table:style-name="ce25" office:value-type="string" calcext:value-type="string" table:number-columns-spanned="6" table:number-rows-spanned="1">
            <text:p>Tamanio vector: 100</text:p>
          </table:table-cell>
          <table:covered-table-cell/>
          <table:covered-table-cell table:style-name="ce52"/>
          <table:covered-table-cell office:value-type="string" calcext:value-type="string">
            <text:p>Tamanio vector: 200</text:p>
          </table:covered-table-cell>
          <table:covered-table-cell/>
          <table:covered-table-cell table:style-name="ce58"/>
          <table:table-cell table:style-name="ce4"/>
        </table:table-row>
        <table:table-row table:style-name="ro2">
          <table:table-cell table:number-columns-repeated="15"/>
          <table:table-cell office:value-type="string" calcext:value-type="string">
            <text:p>Tiempo ejecucion:</text:p>
          </table:table-cell>
          <table:table-cell office:value-type="float" office:value="0.00001186" calcext:value-type="float">
            <text:p>0,00001186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005897" calcext:value-type="float">
            <text:p>0,00005897</text:p>
          </table:table-cell>
          <table:table-cell table:style-name="ce4"/>
        </table:table-row>
        <table:table-row table:style-name="ro2">
          <table:table-cell table:number-columns-repeated="15"/>
          <table:table-cell office:value-type="string" calcext:value-type="string">
            <text:p>Tiempo R/W memoria:</text:p>
          </table:table-cell>
          <table:table-cell office:value-type="float" office:value="0.00003532" calcext:value-type="float">
            <text:p>0,00003532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0040419" calcext:value-type="float">
            <text:p>0,00040419</text:p>
          </table:table-cell>
          <table:table-cell table:style-name="ce4"/>
        </table:table-row>
        <table:table-row table:style-name="ro2">
          <table:table-cell table:number-columns-repeated="15"/>
          <table:table-cell office:value-type="string" calcext:value-type="string">
            <text:p>Tiempo total:</text:p>
          </table:table-cell>
          <table:table-cell office:value-type="float" office:value="0.00004718" calcext:value-type="float">
            <text:p>0,00004718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0046316" calcext:value-type="float">
            <text:p>0,00046316</text:p>
          </table:table-cell>
          <table:table-cell table:style-name="ce4"/>
        </table:table-row>
        <table:table-row table:style-name="ro2">
          <table:table-cell table:number-columns-repeated="7"/>
          <table:table-cell table:style-name="ce29"/>
          <table:table-cell/>
          <table:table-cell table:style-name="ce14"/>
          <table:table-cell table:number-columns-repeated="2"/>
          <table:table-cell table:style-name="ce46"/>
          <table:table-cell/>
          <table:table-cell table:style-name="ce25" office:value-type="string" calcext:value-type="string" table:number-columns-spanned="6" table:number-rows-spanned="1">
            <text:p>Tamanio vector: 100</text:p>
          </table:table-cell>
          <table:covered-table-cell/>
          <table:covered-table-cell table:style-name="ce52"/>
          <table:covered-table-cell office:value-type="string" calcext:value-type="string">
            <text:p>Tamanio vector: 200</text:p>
          </table:covered-table-cell>
          <table:covered-table-cell/>
          <table:covered-table-cell table:style-name="ce58"/>
          <table:table-cell table:style-name="ce4"/>
        </table:table-row>
        <table:table-row table:style-name="ro2">
          <table:table-cell table:number-columns-repeated="15"/>
          <table:table-cell office:value-type="string" calcext:value-type="string">
            <text:p>Tiempo ejecucion:</text:p>
          </table:table-cell>
          <table:table-cell office:value-type="float" office:value="0.00001153" calcext:value-type="float">
            <text:p>0,00001153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0065" calcext:value-type="float">
            <text:p>0,00006500</text:p>
          </table:table-cell>
          <table:table-cell table:style-name="ce4"/>
        </table:table-row>
        <table:table-row table:style-name="ro2">
          <table:table-cell table:number-columns-repeated="15"/>
          <table:table-cell office:value-type="string" calcext:value-type="string">
            <text:p>Tiempo R/W memoria:</text:p>
          </table:table-cell>
          <table:table-cell office:value-type="float" office:value="0.00005901" calcext:value-type="float">
            <text:p>0,00005901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0039269" calcext:value-type="float">
            <text:p>0,00039269</text:p>
          </table:table-cell>
          <table:table-cell table:style-name="ce4"/>
        </table:table-row>
        <table:table-row table:style-name="ro2">
          <table:table-cell table:number-columns-repeated="15"/>
          <table:table-cell office:value-type="string" calcext:value-type="string">
            <text:p>Tiempo total:</text:p>
          </table:table-cell>
          <table:table-cell office:value-type="float" office:value="0.00007054" calcext:value-type="float">
            <text:p>0,00007054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0045769" calcext:value-type="float">
            <text:p>0,00045769</text:p>
          </table:table-cell>
          <table:table-cell/>
        </table:table-row>
        <table:table-row table:style-name="ro2">
          <table:table-cell table:number-columns-repeated="7"/>
          <table:table-cell table:style-name="ce29"/>
          <table:table-cell/>
          <table:table-cell table:style-name="ce14"/>
          <table:table-cell table:number-columns-repeated="2"/>
          <table:table-cell table:style-name="ce46"/>
          <table:table-cell/>
          <table:table-cell table:style-name="ce25" office:value-type="string" calcext:value-type="string" table:number-columns-spanned="6" table:number-rows-spanned="1">
            <text:p>Tamanio vector: 9000</text:p>
          </table:table-cell>
          <table:covered-table-cell/>
          <table:covered-table-cell table:style-name="ce52"/>
          <table:covered-table-cell office:value-type="string" calcext:value-type="string">
            <text:p>Tamanio vector: 18000</text:p>
          </table:covered-table-cell>
          <table:covered-table-cell/>
          <table:covered-table-cell table:style-name="ce58"/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ejecucion:</text:p>
          </table:table-cell>
          <table:table-cell office:value-type="float" office:value="0.00001361" calcext:value-type="float">
            <text:p>0,00001361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168982" calcext:value-type="float">
            <text:p>0,00168982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R/W memoria:</text:p>
          </table:table-cell>
          <table:table-cell office:value-type="float" office:value="0.00018017" calcext:value-type="float">
            <text:p>0,00018017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2365009" calcext:value-type="float">
            <text:p>0,02365009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total:</text:p>
          </table:table-cell>
          <table:table-cell office:value-type="float" office:value="0.00019378" calcext:value-type="float">
            <text:p>0,00019378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253399" calcext:value-type="float">
            <text:p>0,02533990</text:p>
          </table:table-cell>
          <table:table-cell/>
        </table:table-row>
        <table:table-row table:style-name="ro2">
          <table:table-cell table:number-columns-repeated="7"/>
          <table:table-cell table:style-name="ce29"/>
          <table:table-cell/>
          <table:table-cell table:style-name="ce14"/>
          <table:table-cell table:number-columns-repeated="2"/>
          <table:table-cell table:style-name="ce46"/>
          <table:table-cell/>
          <table:table-cell table:style-name="ce25" office:value-type="string" calcext:value-type="string" table:number-columns-spanned="6" table:number-rows-spanned="1">
            <text:p>Tamanio vector: 9000</text:p>
          </table:table-cell>
          <table:covered-table-cell/>
          <table:covered-table-cell table:style-name="ce52"/>
          <table:covered-table-cell office:value-type="string" calcext:value-type="string">
            <text:p>Tamanio vector: 18000</text:p>
          </table:covered-table-cell>
          <table:covered-table-cell/>
          <table:covered-table-cell table:style-name="ce58"/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ejecucion:</text:p>
          </table:table-cell>
          <table:table-cell office:value-type="float" office:value="0.00001764" calcext:value-type="float">
            <text:p>0,00001764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147711" calcext:value-type="float">
            <text:p>0,00147711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R/W memoria:</text:p>
          </table:table-cell>
          <table:table-cell office:value-type="float" office:value="0.00020936" calcext:value-type="float">
            <text:p>0,00020936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184187" calcext:value-type="float">
            <text:p>0,01841870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total:</text:p>
          </table:table-cell>
          <table:table-cell office:value-type="float" office:value="0.000227" calcext:value-type="float">
            <text:p>0,00022700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1989581" calcext:value-type="float">
            <text:p>0,01989581</text:p>
          </table:table-cell>
          <table:table-cell/>
        </table:table-row>
        <table:table-row table:style-name="ro2">
          <table:table-cell table:number-columns-repeated="7"/>
          <table:table-cell table:style-name="ce29"/>
          <table:table-cell/>
          <table:table-cell table:style-name="ce14"/>
          <table:table-cell table:number-columns-repeated="2"/>
          <table:table-cell table:style-name="ce46"/>
          <table:table-cell/>
          <table:table-cell table:style-name="ce25" office:value-type="string" calcext:value-type="string" table:number-columns-spanned="6" table:number-rows-spanned="1">
            <text:p>Tamanio vector: 9000</text:p>
          </table:table-cell>
          <table:covered-table-cell/>
          <table:covered-table-cell table:style-name="ce52"/>
          <table:covered-table-cell office:value-type="string" calcext:value-type="string">
            <text:p>Tamanio vector: 18000</text:p>
          </table:covered-table-cell>
          <table:covered-table-cell/>
          <table:covered-table-cell table:style-name="ce58"/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ejecucion:</text:p>
          </table:table-cell>
          <table:table-cell office:value-type="float" office:value="0.00001196" calcext:value-type="float">
            <text:p>0,00001196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144812" calcext:value-type="float">
            <text:p>0,00144812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R/W memoria:</text:p>
          </table:table-cell>
          <table:table-cell office:value-type="float" office:value="0.00017808" calcext:value-type="float">
            <text:p>0,00017808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1810788" calcext:value-type="float">
            <text:p>0,01810788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total:</text:p>
          </table:table-cell>
          <table:table-cell office:value-type="float" office:value="0.00019004" calcext:value-type="float">
            <text:p>0,00019004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19556" calcext:value-type="float">
            <text:p>0,01955600</text:p>
          </table:table-cell>
          <table:table-cell/>
        </table:table-row>
        <table:table-row table:style-name="ro2">
          <table:table-cell table:number-columns-repeated="7"/>
          <table:table-cell table:style-name="ce29"/>
          <table:table-cell/>
          <table:table-cell table:style-name="ce14"/>
          <table:table-cell table:number-columns-repeated="2"/>
          <table:table-cell table:style-name="ce46"/>
          <table:table-cell/>
          <table:table-cell table:style-name="ce25" office:value-type="string" calcext:value-type="string" table:number-columns-spanned="6" table:number-rows-spanned="1">
            <text:p>Tamanio vector: 1025</text:p>
          </table:table-cell>
          <table:covered-table-cell/>
          <table:covered-table-cell table:style-name="ce52"/>
          <table:covered-table-cell office:value-type="string" calcext:value-type="string">
            <text:p>Tamanio vector: 2050</text:p>
          </table:covered-table-cell>
          <table:covered-table-cell/>
          <table:covered-table-cell table:style-name="ce58"/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ejecucion:</text:p>
          </table:table-cell>
          <table:table-cell office:value-type="float" office:value="0.00001115" calcext:value-type="float">
            <text:p>0,00001115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017674" calcext:value-type="float">
            <text:p>0,00017674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R/W memoria:</text:p>
          </table:table-cell>
          <table:table-cell office:value-type="float" office:value="0.00008229" calcext:value-type="float">
            <text:p>0,00008229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0202399" calcext:value-type="float">
            <text:p>0,00202399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total:</text:p>
          </table:table-cell>
          <table:table-cell office:value-type="float" office:value="0.00009344" calcext:value-type="float">
            <text:p>0,00009344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0220072" calcext:value-type="float">
            <text:p>0,00220072</text:p>
          </table:table-cell>
          <table:table-cell/>
        </table:table-row>
        <table:table-row table:style-name="ro2">
          <table:table-cell table:number-columns-repeated="7"/>
          <table:table-cell table:style-name="ce29"/>
          <table:table-cell/>
          <table:table-cell table:style-name="ce14"/>
          <table:table-cell table:number-columns-repeated="2"/>
          <table:table-cell table:style-name="ce46"/>
          <table:table-cell/>
          <table:table-cell table:style-name="ce25" office:value-type="string" calcext:value-type="string" table:number-columns-spanned="6" table:number-rows-spanned="1">
            <text:p>Tamanio vector: 1025</text:p>
          </table:table-cell>
          <table:covered-table-cell/>
          <table:covered-table-cell table:style-name="ce52"/>
          <table:covered-table-cell office:value-type="string" calcext:value-type="string">
            <text:p>Tamanio vector: 2050</text:p>
          </table:covered-table-cell>
          <table:covered-table-cell/>
          <table:covered-table-cell table:style-name="ce58"/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ejecucion:</text:p>
          </table:table-cell>
          <table:table-cell office:value-type="float" office:value="0.00001531" calcext:value-type="float">
            <text:p>0,00001531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017624" calcext:value-type="float">
            <text:p>0,00017624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R/W memoria:</text:p>
          </table:table-cell>
          <table:table-cell office:value-type="float" office:value="0.00009455" calcext:value-type="float">
            <text:p>0,00009455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0209408" calcext:value-type="float">
            <text:p>0,00209408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total:</text:p>
          </table:table-cell>
          <table:table-cell office:value-type="float" office:value="0.00010986" calcext:value-type="float">
            <text:p>0,00010986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0227033" calcext:value-type="float">
            <text:p>0,00227033</text:p>
          </table:table-cell>
          <table:table-cell/>
        </table:table-row>
        <table:table-row table:style-name="ro2">
          <table:table-cell table:number-columns-repeated="7"/>
          <table:table-cell table:style-name="ce29"/>
          <table:table-cell/>
          <table:table-cell table:style-name="ce14"/>
          <table:table-cell table:number-columns-repeated="2"/>
          <table:table-cell table:style-name="ce46"/>
          <table:table-cell/>
          <table:table-cell table:style-name="ce25" office:value-type="string" calcext:value-type="string" table:number-columns-spanned="6" table:number-rows-spanned="1">
            <text:p>Tamanio vector: 1025</text:p>
          </table:table-cell>
          <table:covered-table-cell/>
          <table:covered-table-cell table:style-name="ce52"/>
          <table:covered-table-cell office:value-type="string" calcext:value-type="string">
            <text:p>Tamanio vector: 2050</text:p>
          </table:covered-table-cell>
          <table:covered-table-cell/>
          <table:covered-table-cell table:style-name="ce58"/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ejecucion:</text:p>
          </table:table-cell>
          <table:table-cell office:value-type="float" office:value="0.00001149" calcext:value-type="float">
            <text:p>0,00001149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017606" calcext:value-type="float">
            <text:p>0,00017606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R/W memoria:</text:p>
          </table:table-cell>
          <table:table-cell office:value-type="float" office:value="0.00007588" calcext:value-type="float">
            <text:p>0,00007588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020322" calcext:value-type="float">
            <text:p>0,00203220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total:</text:p>
          </table:table-cell>
          <table:table-cell office:value-type="float" office:value="0.00008737" calcext:value-type="float">
            <text:p>0,00008737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0220825" calcext:value-type="float">
            <text:p>0,00220825</text:p>
          </table:table-cell>
          <table:table-cell/>
        </table:table-row>
        <table:table-row table:style-name="ro2">
          <table:table-cell table:number-columns-repeated="7"/>
          <table:table-cell table:style-name="ce29"/>
          <table:table-cell/>
          <table:table-cell table:style-name="ce14"/>
          <table:table-cell table:number-columns-repeated="2"/>
          <table:table-cell table:style-name="ce46"/>
          <table:table-cell/>
          <table:table-cell table:style-name="ce25" office:value-type="string" calcext:value-type="string" table:number-columns-spanned="6" table:number-rows-spanned="1">
            <text:p>Tamanio vector: 2048</text:p>
          </table:table-cell>
          <table:covered-table-cell/>
          <table:covered-table-cell table:style-name="ce52"/>
          <table:covered-table-cell office:value-type="string" calcext:value-type="string">
            <text:p>Tamanio vector: 4096</text:p>
          </table:covered-table-cell>
          <table:covered-table-cell/>
          <table:covered-table-cell table:style-name="ce58"/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ejecucion:</text:p>
          </table:table-cell>
          <table:table-cell office:value-type="float" office:value="0.00001198" calcext:value-type="float">
            <text:p>0,00001198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044726" calcext:value-type="float">
            <text:p>0,00044726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R/W memoria:</text:p>
          </table:table-cell>
          <table:table-cell office:value-type="float" office:value="0.0000865" calcext:value-type="float">
            <text:p>0,00008650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0512393" calcext:value-type="float">
            <text:p>0,00512393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total:</text:p>
          </table:table-cell>
          <table:table-cell office:value-type="float" office:value="0.00009848" calcext:value-type="float">
            <text:p>0,00009848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055712" calcext:value-type="float">
            <text:p>0,00557120</text:p>
          </table:table-cell>
          <table:table-cell/>
        </table:table-row>
        <table:table-row table:style-name="ro2">
          <table:table-cell table:number-columns-repeated="7"/>
          <table:table-cell table:style-name="ce29"/>
          <table:table-cell/>
          <table:table-cell table:style-name="ce14"/>
          <table:table-cell table:number-columns-repeated="2"/>
          <table:table-cell table:style-name="ce46"/>
          <table:table-cell/>
          <table:table-cell table:style-name="ce25" office:value-type="string" calcext:value-type="string" table:number-columns-spanned="6" table:number-rows-spanned="1">
            <text:p>Tamanio vector: 2048</text:p>
          </table:table-cell>
          <table:covered-table-cell/>
          <table:covered-table-cell table:style-name="ce52"/>
          <table:covered-table-cell office:value-type="string" calcext:value-type="string">
            <text:p>Tamanio vector: 4096</text:p>
          </table:covered-table-cell>
          <table:covered-table-cell/>
          <table:covered-table-cell table:style-name="ce58"/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ejecucion:</text:p>
          </table:table-cell>
          <table:table-cell office:value-type="float" office:value="0.00001167" calcext:value-type="float">
            <text:p>0,00001167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034427" calcext:value-type="float">
            <text:p>0,00034427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R/W memoria:</text:p>
          </table:table-cell>
          <table:table-cell office:value-type="float" office:value="0.00008073" calcext:value-type="float">
            <text:p>0,00008073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0415004" calcext:value-type="float">
            <text:p>0,00415004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total:</text:p>
          </table:table-cell>
          <table:table-cell office:value-type="float" office:value="0.00009241" calcext:value-type="float">
            <text:p>0,00009241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0449432" calcext:value-type="float">
            <text:p>0,00449432</text:p>
          </table:table-cell>
          <table:table-cell/>
        </table:table-row>
        <table:table-row table:style-name="ro2">
          <table:table-cell table:number-columns-repeated="7"/>
          <table:table-cell table:style-name="ce29"/>
          <table:table-cell/>
          <table:table-cell table:style-name="ce14"/>
          <table:table-cell table:number-columns-repeated="2"/>
          <table:table-cell table:style-name="ce46"/>
          <table:table-cell/>
          <table:table-cell table:style-name="ce25" office:value-type="string" calcext:value-type="string" table:number-columns-spanned="6" table:number-rows-spanned="1">
            <text:p>Tamanio vector: 2048</text:p>
          </table:table-cell>
          <table:covered-table-cell/>
          <table:covered-table-cell table:style-name="ce52"/>
          <table:covered-table-cell office:value-type="string" calcext:value-type="string">
            <text:p>Tamanio vector: 4096</text:p>
          </table:covered-table-cell>
          <table:covered-table-cell/>
          <table:covered-table-cell table:style-name="ce58"/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ejecucion:</text:p>
          </table:table-cell>
          <table:table-cell office:value-type="float" office:value="0.00001177" calcext:value-type="float">
            <text:p>0,00001177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033204" calcext:value-type="float">
            <text:p>0,00033204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R/W memoria:</text:p>
          </table:table-cell>
          <table:table-cell office:value-type="float" office:value="0.00008373" calcext:value-type="float">
            <text:p>0,00008373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0412879" calcext:value-type="float">
            <text:p>0,00412879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total:</text:p>
          </table:table-cell>
          <table:table-cell office:value-type="float" office:value="0.0000955" calcext:value-type="float">
            <text:p>0,00009550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0446083" calcext:value-type="float">
            <text:p>0,00446083</text:p>
          </table:table-cell>
          <table:table-cell/>
        </table:table-row>
        <table:table-row table:style-name="ro2">
          <table:table-cell table:style-name="ce4" table:number-columns-repeated="6"/>
          <table:table-cell/>
          <table:table-cell table:style-name="ce29"/>
          <table:table-cell/>
          <table:table-cell table:style-name="ce14"/>
          <table:table-cell table:number-columns-repeated="2"/>
          <table:table-cell table:style-name="ce46"/>
          <table:table-cell/>
          <table:table-cell table:style-name="ce25" office:value-type="string" calcext:value-type="string" table:number-columns-spanned="6" table:number-rows-spanned="1">
            <text:p>Tamanio vector: 5000</text:p>
          </table:table-cell>
          <table:covered-table-cell/>
          <table:covered-table-cell table:style-name="ce52"/>
          <table:covered-table-cell office:value-type="string" calcext:value-type="string">
            <text:p>Tamanio vector: 10000</text:p>
          </table:covered-table-cell>
          <table:covered-table-cell/>
          <table:covered-table-cell table:style-name="ce58"/>
          <table:table-cell/>
        </table:table-row>
        <table:table-row table:style-name="ro2">
          <table:table-cell table:style-name="ce4" table:number-columns-repeated="6"/>
          <table:table-cell table:number-columns-repeated="9"/>
          <table:table-cell office:value-type="string" calcext:value-type="string">
            <text:p>Tiempo ejecucion:</text:p>
          </table:table-cell>
          <table:table-cell office:value-type="float" office:value="0.00001212" calcext:value-type="float">
            <text:p>0,00001212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078437" calcext:value-type="float">
            <text:p>0,00078437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R/W memoria:</text:p>
          </table:table-cell>
          <table:table-cell office:value-type="float" office:value="0.00011559" calcext:value-type="float">
            <text:p>0,00011559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1021372" calcext:value-type="float">
            <text:p>0,01021372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total:</text:p>
          </table:table-cell>
          <table:table-cell office:value-type="float" office:value="0.00012771" calcext:value-type="float">
            <text:p>0,00012771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1099809" calcext:value-type="float">
            <text:p>0,01099809</text:p>
          </table:table-cell>
          <table:table-cell/>
        </table:table-row>
        <table:table-row table:style-name="ro2">
          <table:table-cell table:number-columns-repeated="7"/>
          <table:table-cell table:style-name="ce29"/>
          <table:table-cell/>
          <table:table-cell table:style-name="ce14"/>
          <table:table-cell table:number-columns-repeated="2"/>
          <table:table-cell table:style-name="ce46"/>
          <table:table-cell/>
          <table:table-cell table:style-name="ce25" office:value-type="string" calcext:value-type="string" table:number-columns-spanned="6" table:number-rows-spanned="1">
            <text:p>Tamanio vector: 5000</text:p>
          </table:table-cell>
          <table:covered-table-cell/>
          <table:covered-table-cell table:style-name="ce52"/>
          <table:covered-table-cell office:value-type="string" calcext:value-type="string">
            <text:p>Tamanio vector: 10000</text:p>
          </table:covered-table-cell>
          <table:covered-table-cell/>
          <table:covered-table-cell table:style-name="ce58"/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ejecucion:</text:p>
          </table:table-cell>
          <table:table-cell office:value-type="float" office:value="0.0000119" calcext:value-type="float">
            <text:p>0,00001190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079301" calcext:value-type="float">
            <text:p>0,00079301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R/W memoria:</text:p>
          </table:table-cell>
          <table:table-cell office:value-type="float" office:value="0.00011215" calcext:value-type="float">
            <text:p>0,00011215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0992708" calcext:value-type="float">
            <text:p>0,00992708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total:</text:p>
          </table:table-cell>
          <table:table-cell office:value-type="float" office:value="0.00012406" calcext:value-type="float">
            <text:p>0,00012406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1072009" calcext:value-type="float">
            <text:p>0,01072009</text:p>
          </table:table-cell>
          <table:table-cell/>
        </table:table-row>
        <table:table-row table:style-name="ro2">
          <table:table-cell table:number-columns-repeated="7"/>
          <table:table-cell table:style-name="ce29"/>
          <table:table-cell/>
          <table:table-cell table:style-name="ce14"/>
          <table:table-cell table:number-columns-repeated="2"/>
          <table:table-cell table:style-name="ce46"/>
          <table:table-cell/>
          <table:table-cell table:style-name="ce25" office:value-type="string" calcext:value-type="string" table:number-columns-spanned="6" table:number-rows-spanned="1">
            <text:p>Tamanio vector: 5000</text:p>
          </table:table-cell>
          <table:covered-table-cell/>
          <table:covered-table-cell table:style-name="ce52"/>
          <table:covered-table-cell office:value-type="string" calcext:value-type="string">
            <text:p>Tamanio vector: 10000</text:p>
          </table:covered-table-cell>
          <table:covered-table-cell/>
          <table:covered-table-cell table:style-name="ce58"/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ejecucion:</text:p>
          </table:table-cell>
          <table:table-cell office:value-type="float" office:value="0.00001178" calcext:value-type="float">
            <text:p>0,00001178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08118" calcext:value-type="float">
            <text:p>0,00081180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R/W memoria:</text:p>
          </table:table-cell>
          <table:table-cell office:value-type="float" office:value="0.00009935" calcext:value-type="float">
            <text:p>0,00009935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1083124" calcext:value-type="float">
            <text:p>0,01083124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total:</text:p>
          </table:table-cell>
          <table:table-cell office:value-type="float" office:value="0.00011113" calcext:value-type="float">
            <text:p>0,00011113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1164304" calcext:value-type="float">
            <text:p>0,01164304</text:p>
          </table:table-cell>
          <table:table-cell/>
        </table:table-row>
        <table:table-row table:style-name="ro2">
          <table:table-cell table:number-columns-repeated="7"/>
          <table:table-cell table:style-name="ce29"/>
          <table:table-cell/>
          <table:table-cell table:style-name="ce14"/>
          <table:table-cell table:number-columns-repeated="2"/>
          <table:table-cell table:style-name="ce46"/>
          <table:table-cell/>
          <table:table-cell table:style-name="ce25" office:value-type="string" calcext:value-type="string" table:number-columns-spanned="6" table:number-rows-spanned="1">
            <text:p>Tamanio vector: 6000</text:p>
          </table:table-cell>
          <table:covered-table-cell/>
          <table:covered-table-cell table:style-name="ce52"/>
          <table:covered-table-cell office:value-type="string" calcext:value-type="string">
            <text:p>Tamanio vector: 12000</text:p>
          </table:covered-table-cell>
          <table:covered-table-cell/>
          <table:covered-table-cell table:style-name="ce58"/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ejecucion:</text:p>
          </table:table-cell>
          <table:table-cell office:value-type="float" office:value="0.00001181" calcext:value-type="float">
            <text:p>0,00001181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093312" calcext:value-type="float">
            <text:p>0,00093312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R/W memoria:</text:p>
          </table:table-cell>
          <table:table-cell office:value-type="float" office:value="0.00014017" calcext:value-type="float">
            <text:p>0,00014017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1240629" calcext:value-type="float">
            <text:p>0,01240629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total:</text:p>
          </table:table-cell>
          <table:table-cell office:value-type="float" office:value="0.00017219" calcext:value-type="float">
            <text:p>0,00017219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1333941" calcext:value-type="float">
            <text:p>0,01333941</text:p>
          </table:table-cell>
          <table:table-cell/>
        </table:table-row>
        <table:table-row table:style-name="ro2">
          <table:table-cell table:number-columns-repeated="7"/>
          <table:table-cell table:style-name="ce29"/>
          <table:table-cell/>
          <table:table-cell table:style-name="ce14"/>
          <table:table-cell table:number-columns-repeated="2"/>
          <table:table-cell table:style-name="ce46"/>
          <table:table-cell/>
          <table:table-cell table:style-name="ce25" office:value-type="string" calcext:value-type="string" table:number-columns-spanned="6" table:number-rows-spanned="1">
            <text:p>Tamanio vector: 6000</text:p>
          </table:table-cell>
          <table:covered-table-cell/>
          <table:covered-table-cell table:style-name="ce52"/>
          <table:covered-table-cell office:value-type="string" calcext:value-type="string">
            <text:p>Tamanio vector: 12000</text:p>
          </table:covered-table-cell>
          <table:covered-table-cell/>
          <table:covered-table-cell table:style-name="ce58"/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ejecucion:</text:p>
          </table:table-cell>
          <table:table-cell office:value-type="float" office:value="0.00001206" calcext:value-type="float">
            <text:p>0,00001206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095687" calcext:value-type="float">
            <text:p>0,00095687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R/W memoria:</text:p>
          </table:table-cell>
          <table:table-cell office:value-type="float" office:value="0.00013798" calcext:value-type="float">
            <text:p>0,00013798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118393" calcext:value-type="float">
            <text:p>0,01183930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total:</text:p>
          </table:table-cell>
          <table:table-cell office:value-type="float" office:value="0.00015738" calcext:value-type="float">
            <text:p>0,00015738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1279617" calcext:value-type="float">
            <text:p>0,01279617</text:p>
          </table:table-cell>
          <table:table-cell/>
        </table:table-row>
        <table:table-row table:style-name="ro2">
          <table:table-cell table:number-columns-repeated="7"/>
          <table:table-cell table:style-name="ce29"/>
          <table:table-cell/>
          <table:table-cell table:style-name="ce14"/>
          <table:table-cell table:number-columns-repeated="2"/>
          <table:table-cell table:style-name="ce46"/>
          <table:table-cell/>
          <table:table-cell table:style-name="ce25" office:value-type="string" calcext:value-type="string" table:number-columns-spanned="6" table:number-rows-spanned="1">
            <text:p>Tamanio vector: 6000</text:p>
          </table:table-cell>
          <table:covered-table-cell/>
          <table:covered-table-cell table:style-name="ce52"/>
          <table:covered-table-cell office:value-type="string" calcext:value-type="string">
            <text:p>Tamanio vector: 12000</text:p>
          </table:covered-table-cell>
          <table:covered-table-cell/>
          <table:covered-table-cell table:style-name="ce58"/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ejecucion:</text:p>
          </table:table-cell>
          <table:table-cell office:value-type="float" office:value="0.00001186" calcext:value-type="float">
            <text:p>0,00001186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100659" calcext:value-type="float">
            <text:p>0,00100659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R/W memoria:</text:p>
          </table:table-cell>
          <table:table-cell office:value-type="float" office:value="0.00013895" calcext:value-type="float">
            <text:p>0,00013895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1206132" calcext:value-type="float">
            <text:p>0,01206132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total:</text:p>
          </table:table-cell>
          <table:table-cell office:value-type="float" office:value="0.0001593" calcext:value-type="float">
            <text:p>0,00015930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1306791" calcext:value-type="float">
            <text:p>0,01306791</text:p>
          </table:table-cell>
          <table:table-cell/>
        </table:table-row>
        <table:table-row table:style-name="ro2">
          <table:table-cell table:number-columns-repeated="7"/>
          <table:table-cell table:style-name="ce29"/>
          <table:table-cell/>
          <table:table-cell table:style-name="ce14"/>
          <table:table-cell table:number-columns-repeated="2"/>
          <table:table-cell table:style-name="ce46"/>
          <table:table-cell/>
          <table:table-cell table:style-name="ce25" office:value-type="string" calcext:value-type="string" table:number-columns-spanned="6" table:number-rows-spanned="1">
            <text:p>Tamanio vector: 9000</text:p>
          </table:table-cell>
          <table:covered-table-cell/>
          <table:covered-table-cell table:style-name="ce52"/>
          <table:covered-table-cell office:value-type="string" calcext:value-type="string">
            <text:p>Tamanio vector: 18000</text:p>
          </table:covered-table-cell>
          <table:covered-table-cell/>
          <table:covered-table-cell table:style-name="ce58"/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ejecucion:</text:p>
          </table:table-cell>
          <table:table-cell office:value-type="float" office:value="0.00001189" calcext:value-type="float">
            <text:p>0,00001189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154511" calcext:value-type="float">
            <text:p>0,00154511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R/W memoria:</text:p>
          </table:table-cell>
          <table:table-cell office:value-type="float" office:value="0.00018275" calcext:value-type="float">
            <text:p>0,00018275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1954049" calcext:value-type="float">
            <text:p>0,01954049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total:</text:p>
          </table:table-cell>
          <table:table-cell office:value-type="float" office:value="0.00019464" calcext:value-type="float">
            <text:p>0,00019464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2108559" calcext:value-type="float">
            <text:p>0,02108559</text:p>
          </table:table-cell>
          <table:table-cell/>
        </table:table-row>
        <table:table-row table:style-name="ro2">
          <table:table-cell table:number-columns-repeated="7"/>
          <table:table-cell table:style-name="ce29"/>
          <table:table-cell/>
          <table:table-cell table:style-name="ce14"/>
          <table:table-cell table:number-columns-repeated="2"/>
          <table:table-cell table:style-name="ce46"/>
          <table:table-cell/>
          <table:table-cell table:style-name="ce25" office:value-type="string" calcext:value-type="string" table:number-columns-spanned="6" table:number-rows-spanned="1">
            <text:p>Tamanio vector: 9000</text:p>
          </table:table-cell>
          <table:covered-table-cell/>
          <table:covered-table-cell table:style-name="ce52"/>
          <table:covered-table-cell office:value-type="string" calcext:value-type="string">
            <text:p>Tamanio vector: 18000</text:p>
          </table:covered-table-cell>
          <table:covered-table-cell/>
          <table:covered-table-cell table:style-name="ce58"/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ejecucion:</text:p>
          </table:table-cell>
          <table:table-cell office:value-type="float" office:value="0.00001368" calcext:value-type="float">
            <text:p>0,00001368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144477" calcext:value-type="float">
            <text:p>0,00144477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R/W memoria:</text:p>
          </table:table-cell>
          <table:table-cell office:value-type="float" office:value="0.00017695" calcext:value-type="float">
            <text:p>0,00017695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175614" calcext:value-type="float">
            <text:p>0,01756140</text:p>
          </table:table-cell>
          <table:table-cell/>
        </table:table-row>
        <table:table-row table:style-name="ro2">
          <table:table-cell table:number-columns-repeated="15"/>
          <table:table-cell office:value-type="string" calcext:value-type="string">
            <text:p>Tiempo total:</text:p>
          </table:table-cell>
          <table:table-cell office:value-type="float" office:value="0.00019063" calcext:value-type="float">
            <text:p>0,00019063</text:p>
          </table:table-cell>
          <table:table-cell/>
          <table:table-cell office:value-type="string" calcext:value-type="string">
            <text:p>Tiempo total:</text:p>
          </table:table-cell>
          <table:table-cell office:value-type="float" office:value="0.01900617" calcext:value-type="float">
            <text:p>0,01900617</text:p>
          </table:table-cell>
          <table:table-cell/>
        </table:table-row>
        <table:table-row table:style-name="ro2">
          <table:table-cell table:number-columns-repeated="7"/>
          <table:table-cell table:style-name="ce30"/>
          <table:table-cell table:style-name="ce34"/>
          <table:table-cell table:style-name="ce37"/>
          <table:table-cell table:number-columns-repeated="2"/>
          <table:table-cell table:style-name="ce46"/>
          <table:table-cell/>
          <table:table-cell table:style-name="ce48" office:value-type="string" calcext:value-type="string" table:number-columns-spanned="6" table:number-rows-spanned="1">
            <text:p>Tamanio vector: 9000</text:p>
          </table:table-cell>
          <table:covered-table-cell/>
          <table:covered-table-cell table:style-name="ce52"/>
          <table:covered-table-cell office:value-type="string" calcext:value-type="string">
            <text:p>Tamanio vector: 18000</text:p>
          </table:covered-table-cell>
          <table:covered-table-cell/>
          <table:covered-table-cell table:style-name="ce58"/>
          <table:table-cell/>
        </table:table-row>
        <table:table-row table:style-name="ro2">
          <table:table-cell table:number-columns-repeated="7"/>
          <table:table-cell table:style-name="ce31"/>
          <table:table-cell table:style-name="ce34"/>
          <table:table-cell table:style-name="ce38"/>
          <table:table-cell table:number-columns-repeated="4"/>
          <table:table-cell table:style-name="ce49"/>
          <table:table-cell office:value-type="string" calcext:value-type="string">
            <text:p>Tiempo ejecucion:</text:p>
          </table:table-cell>
          <table:table-cell office:value-type="float" office:value="0.00001184" calcext:value-type="float">
            <text:p>0,00001184</text:p>
          </table:table-cell>
          <table:table-cell/>
          <table:table-cell office:value-type="string" calcext:value-type="string">
            <text:p>Tiempo ejecucion:</text:p>
          </table:table-cell>
          <table:table-cell office:value-type="float" office:value="0.00140203" calcext:value-type="float">
            <text:p>0,00140203</text:p>
          </table:table-cell>
          <table:table-cell/>
        </table:table-row>
        <table:table-row table:style-name="ro2">
          <table:table-cell table:number-columns-repeated="7"/>
          <table:table-cell table:style-name="ce31"/>
          <table:table-cell table:style-name="ce34"/>
          <table:table-cell table:style-name="ce38"/>
          <table:table-cell table:number-columns-repeated="4"/>
          <table:table-cell table:style-name="ce49"/>
          <table:table-cell office:value-type="string" calcext:value-type="string">
            <text:p>Tiempo R/W memoria:</text:p>
          </table:table-cell>
          <table:table-cell office:value-type="float" office:value="0.00018311" calcext:value-type="float">
            <text:p>0,00018311</text:p>
          </table:table-cell>
          <table:table-cell/>
          <table:table-cell office:value-type="string" calcext:value-type="string">
            <text:p>Tiempo R/W memoria:</text:p>
          </table:table-cell>
          <table:table-cell office:value-type="float" office:value="0.018165" calcext:value-type="float">
            <text:p>0,01816500</text:p>
          </table:table-cell>
          <table:table-cell/>
        </table:table-row>
        <table:table-row table:style-name="ro2">
          <table:table-cell table:number-columns-repeated="7"/>
          <table:table-cell table:style-name="ce31" table:number-columns-repeated="2"/>
          <table:table-cell table:style-name="ce39"/>
          <table:table-cell table:style-name="ce28" table:number-columns-repeated="2"/>
          <table:table-cell table:number-columns-repeated="2"/>
          <table:table-cell table:style-name="ce50"/>
          <table:table-cell table:style-name="ce51" office:value-type="string" calcext:value-type="string">
            <text:p>Tiempo total:</text:p>
          </table:table-cell>
          <table:table-cell table:style-name="ce53" office:value-type="float" office:value="0.00019495" calcext:value-type="float">
            <text:p>0,00019495</text:p>
          </table:table-cell>
          <table:table-cell table:style-name="ce54"/>
          <table:table-cell table:style-name="ce56" office:value-type="string" calcext:value-type="string">
            <text:p>Tiempo total:</text:p>
          </table:table-cell>
          <table:table-cell table:style-name="ce59" office:value-type="float" office:value="0.01956703" calcext:value-type="float">
            <text:p>0,0195670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number:number-style style:name="N105">
      <number:number number:decimal-places="6" loext:min-decimal-places="6" number:min-integer-digits="1"/>
    </number:number-style>
    <number:number-style style:name="N106">
      <number:number number:decimal-places="8" loext:min-decimal-places="8" number:min-integer-digits="1"/>
    </number:number-style>
    <number:number-style style:name="N107">
      <number:number number:decimal-places="9" loext:min-decimal-places="9" number:min-integer-digits="1"/>
    </number:number-style>
    <number:number-style style:name="N108">
      <number:number number:decimal-places="7" loext:min-decimal-places="7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11:06:26.0564033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1:12:25.020384162</meta:creation-date>
    <dc:date>2020-04-21T19:33:25.792837289</dc:date>
    <meta:editing-duration>PT7H16M18S</meta:editing-duration>
    <meta:editing-cycles>18</meta:editing-cycles>
    <meta:generator>LibreOffice/6.0.7.3$Linux_X86_64 LibreOffice_project/00m0$Build-3</meta:generator>
    <meta:document-statistic meta:table-count="1" meta:cell-count="64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8" loext:min-decimal-places="8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6">
      <style:chart-properties chart:display-label="true" chart:logarithmic="tru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6">
      <style:chart-properties chart:symbol-type="named-symbol" chart:symbol-name="square" chart:symbol-width="0.25cm" chart:symbol-height="0.25cm" chart:link-data-style-to-source="true"/>
      <style:graphic-properties svg:stroke-width="0.01cm" svg:stroke-opacity="65%" draw:fill-color="#bee3d3"/>
      <style:text-properties fo:font-size="10pt" style:font-size-asian="10pt" style:font-size-complex="10pt"/>
    </style:style>
    <style:style style:name="ch12" style:family="chart" style:data-style-name="N106">
      <style:chart-properties chart:symbol-type="named-symbol" chart:symbol-name="diamond" chart:symbol-width="0.25cm" chart:symbol-height="0.25cm" chart:link-data-style-to-source="true"/>
      <style:graphic-properties svg:stroke-width="0.01cm" svg:stroke-opacity="60%" draw:fill-color="#adc5e7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603cm" svg:height="16.651cm" xlink:href=".." xlink:type="simple" chart:class="chart:bar" chart:style-name="ch1">
        <chart:title svg:x="10.839cm" svg:y="0.469cm" chart:style-name="ch2">
          <text:p>Tiempos Ejecucion</text:p>
        </chart:title>
        <chart:subtitle svg:x="10.058cm" svg:y="1.581cm" chart:style-name="ch3">
          <text:p>Operacion vectores GPU/CPU</text:p>
        </chart:subtitle>
        <chart:legend chart:legend-position="end" svg:x="24.107cm" svg:y="7.777cm" style:legend-expansion="high" chart:style-name="ch4"/>
        <chart:plot-area chart:style-name="ch5" table:cell-range-address="Hoja1.A3:Hoja1.A10 Hoja1.B2:Hoja1.B2 Hoja1.C3:Hoja1.C10 Hoja1.D2:Hoja1.D2 Hoja1.E3:Hoja1.E10" chart:data-source-has-labels="both" svg:x="1.523cm" svg:y="2.597cm" svg:width="22.072cm" svg:height="12.74cm">
          <chartooo:coordinate-region svg:x="3.547cm" svg:y="2.597cm" svg:width="20.048cm" svg:height="11.285cm"/>
          <chart:axis chart:dimension="x" chart:name="primary-x" chart:style-name="ch6" chartooo:axis-type="auto">
            <chartooo:date-scale/>
            <chart:title svg:x="11.271cm" svg:y="15.67cm" chart:style-name="ch7">
              <text:p>TamañoVectores</text:p>
            </chart:title>
            <chart:categories table:cell-range-address="Hoja1.A3:Hoja1.A10"/>
          </chart:axis>
          <chart:axis chart:dimension="y" chart:name="primary-y" chart:style-name="ch8">
            <chart:title svg:x="0.451cm" svg:y="10.506cm" chart:style-name="ch9">
              <text:p>TiempoEjecucion (s)</text:p>
            </chart:title>
            <chart:grid chart:style-name="ch10" chart:class="major"/>
          </chart:axis>
          <chart:series chart:style-name="ch11" chart:values-cell-range-address="Hoja1.C3:Hoja1.C10" chart:label-cell-address="Hoja1.B2:Hoja1.B2" chart:class="chart:bar">
            <chart:data-point chart:repeated="8"/>
            <loext:propertry-mapping loext:property="FillColor" loext:cell-range-address="Hoja1.B2:Hoja1.B2"/>
            <loext:propertry-mapping loext:property="BorderColor" loext:cell-range-address="Hoja1.B2:Hoja1.B2"/>
          </chart:series>
          <chart:series chart:style-name="ch12" chart:values-cell-range-address="Hoja1.E3:Hoja1.E10" chart:label-cell-address="Hoja1.D2:Hoja1.D2" chart:class="chart:bar">
            <chart:data-point chart:repeated="8"/>
            <loext:propertry-mapping loext:property="FillColor" loext:cell-range-address="Hoja1.D2:Hoja1.D2"/>
            <loext:propertry-mapping loext:property="BorderColor" loext:cell-range-address="Hoja1.D2:Hoja1.D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</text:p>
                <draw:g>
                  <svg:desc>Hoja1.B2:Hoja1.B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PU</text:p>
                <draw:g>
                  <svg:desc>Hoja1.D2:Hoja1.D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Hoja1.A3:Hoja1.A10</svg:desc>
                </draw:g>
              </table:table-cell>
              <table:table-cell office:value-type="float" office:value="0.0000524766666666667">
                <text:p>0.0000524766666666667</text:p>
                <draw:g>
                  <svg:desc>Hoja1.C3:Hoja1.C10</svg:desc>
                </draw:g>
              </table:table-cell>
              <table:table-cell office:value-type="float" office:value="NaN">
                <text:p>NaN</text:p>
                <draw:g>
                  <svg:desc>Hoja1.B2:Hoja1.B2</svg:desc>
                </draw:g>
              </table:table-cell>
              <table:table-cell office:value-type="float" office:value="NaN">
                <text:p>NaN</text:p>
                <draw:g>
                  <svg:desc>Hoja1.B2:Hoja1.B2</svg:desc>
                </draw:g>
              </table:table-cell>
              <table:table-cell office:value-type="float" office:value="0.00057417">
                <text:p>0.00057417</text:p>
                <draw:g>
                  <svg:desc>Hoja1.E3:Hoja1.E10</svg:desc>
                </draw:g>
              </table:table-cell>
              <table:table-cell office:value-type="float" office:value="NaN">
                <text:p>NaN</text:p>
                <draw:g>
                  <svg:desc>Hoja1.D2:Hoja1.D2</svg:desc>
                </draw:g>
              </table:table-cell>
              <table:table-cell office:value-type="float" office:value="NaN">
                <text:p>NaN</text:p>
                <draw:g>
                  <svg:desc>Hoja1.D2:Hoja1.D2</svg:desc>
                </draw:g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0.00009689">
                <text:p>0.00009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2643666666667">
                <text:p>0.00222643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00010608">
                <text:p>0.00010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84211">
                <text:p>0.00484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0.00011078">
                <text:p>0.00011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76522666666667">
                <text:p>0.00976522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000120963333333333">
                <text:p>0.00012096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1204066666667">
                <text:p>0.01112040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0.000150943333333333">
                <text:p>0.0001509433333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306783">
                <text:p>0.01306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0.000193406666666667">
                <text:p>0.00019340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8862666666667">
                <text:p>0.0198862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587116666666667">
                <text:p>0.00058711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98976">
                <text:p>0.07398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7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1cm" svg:stroke-opacity="65%" draw:fill-color="#c7a0c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06cm" svg:height="14.671cm" xlink:href=".." xlink:type="simple" chart:class="chart:bar" chart:style-name="ch1">
        <chart:title svg:x="10.087cm" svg:y="0.429cm" chart:style-name="ch2">
          <text:p>Ganancia GPU sobre CPU</text:p>
        </chart:title>
        <chart:plot-area chart:style-name="ch3" table:cell-range-address="Hoja1.A3:Hoja1.A10 Hoja1.F2:Hoja1.F10" chart:data-source-has-labels="both" svg:x="1.523cm" svg:y="1.501cm" svg:width="23.571cm" svg:height="11.896cm">
          <chartooo:coordinate-region svg:x="2.33cm" svg:y="1.501cm" svg:width="22.764cm" svg:height="10.441cm"/>
          <chart:axis chart:dimension="x" chart:name="primary-x" chart:style-name="ch4" chartooo:axis-type="auto">
            <chartooo:date-scale/>
            <chart:title svg:x="12.02cm" svg:y="13.69cm" chart:style-name="ch5">
              <text:p>TamañoVectores</text:p>
            </chart:title>
            <chart:categories table:cell-range-address="Hoja1.A3:Hoja1.A10"/>
          </chart:axis>
          <chart:axis chart:dimension="y" chart:name="primary-y" chart:style-name="ch6">
            <chart:title svg:x="0.451cm" svg:y="9.305cm" chart:style-name="ch7">
              <text:p>GananciaGPUsobreCPU</text:p>
            </chart:title>
            <chart:grid chart:style-name="ch8" chart:class="major"/>
          </chart:axis>
          <chart:series chart:style-name="ch9" chart:values-cell-range-address="Hoja1.F3:Hoja1.F10" chart:label-cell-address="Hoja1.F2:Hoja1.F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nancia</text:p>
                <draw:g>
                  <svg:desc>Hoja1.F2:Hoja1.F2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Hoja1.A3:Hoja1.A10</svg:desc>
                </draw:g>
              </table:table-cell>
              <table:table-cell office:value-type="float" office:value="10.9414342882551">
                <text:p>10.9414342882551</text:p>
                <draw:g>
                  <svg:desc>Hoja1.F3:Hoja1.F10</svg:desc>
                </draw:g>
              </table:table-cell>
            </table:table-row>
            <table:table-row>
              <table:table-cell office:value-type="float" office:value="1025">
                <text:p>1025</text:p>
              </table:table-cell>
              <table:table-cell office:value-type="float" office:value="22.979014002133">
                <text:p>22.97901400213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5.6458333333333">
                <text:p>45.6458333333333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88.1497261840284">
                <text:p>88.149726184028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91.9320455234371">
                <text:p>91.9320455234371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86.5744098226708">
                <text:p>86.5744098226708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02.82099893144">
                <text:p>102.82099893144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126.022244301246">
                <text:p>126.0222443012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